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use-window-font-color="true" style:font-name="Liberation Serif" fo:font-size="17pt" fo:font-weight="bold" officeooo:rsid="14d04609" officeooo:paragraph-rsid="1df7de6b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style:use-window-font-color="true" style:font-name="Liberation Serif" fo:font-size="17pt" fo:font-weight="bold" officeooo:rsid="153d0737" officeooo:paragraph-rsid="1b7758b7" style:font-name-asian="Liberation Serif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style:use-window-font-color="true" style:font-name="Liberation Serif" fo:font-size="17pt" fo:font-weight="bold" officeooo:rsid="17f17ff8" officeooo:paragraph-rsid="1844ea15" style:font-name-asian="Liberation Serif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14d04609" officeooo:paragraph-rsid="1d384e13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14d04609" officeooo:paragraph-rsid="1c880e43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14d04609" officeooo:paragraph-rsid="1b7758b7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14d04609" officeooo:paragraph-rsid="1b8cb773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14d04609" officeooo:paragraph-rsid="17b996da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14d04609" officeooo:paragraph-rsid="17a69034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14d04609" officeooo:paragraph-rsid="17a9eb09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14d04609" officeooo:paragraph-rsid="164223ed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14d04609" officeooo:paragraph-rsid="1791e373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14d04609" officeooo:paragraph-rsid="179aaea3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14d04609" officeooo:paragraph-rsid="1794503e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14d04609" officeooo:paragraph-rsid="1793a83b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14d04609" officeooo:paragraph-rsid="179c8753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14d04609" officeooo:paragraph-rsid="17a3bae9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14d04609" officeooo:paragraph-rsid="17a586d2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14d04609" officeooo:paragraph-rsid="17a02891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14d04609" officeooo:paragraph-rsid="179e3d08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14d04609" officeooo:paragraph-rsid="179a24af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rsid="14d04609" officeooo:paragraph-rsid="17b48598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rsid="14d04609" officeooo:paragraph-rsid="17b642da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fo:font-weight="bold" officeooo:rsid="14d04609" officeooo:paragraph-rsid="17bcbf4f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fo:font-weight="bold" officeooo:rsid="14d04609" officeooo:paragraph-rsid="17959151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fo:font-weight="bold" officeooo:rsid="14d04609" officeooo:paragraph-rsid="17e528d2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fo:font-weight="bold" officeooo:rsid="14d04609" officeooo:paragraph-rsid="1b7758b7" style:font-name-asian="標楷體1" style:font-size-asian="17pt" style:language-asian="zh" style:country-asian="TW" style:font-weight-asian="bold" style:font-size-complex="17pt" style:font-weight-complex="bold" loext:padding="0.049cm" loext:border="none"/>
    </style:style>
    <style:style style:name="P28" style:family="paragraph" style:parent-style-name="Standard" style:list-style-name="L1">
      <style:text-properties fo:color="#333333" style:font-name="Liberation Serif" fo:font-size="17pt" fo:font-weight="bold" officeooo:rsid="138eac89" officeooo:paragraph-rsid="1b7758b7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color="#333333" style:font-name="Liberation Serif" fo:font-size="17pt" fo:font-weight="bold" officeooo:rsid="138eac89" officeooo:paragraph-rsid="1b7758b7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fo:font-weight="bold" officeooo:rsid="18470041" officeooo:paragraph-rsid="1b7758b7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fo:font-weight="bold" officeooo:rsid="1b8c3e82" officeooo:paragraph-rsid="1b8cb773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fo:font-weight="bold" officeooo:rsid="179173d9" officeooo:paragraph-rsid="17b996da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fo:font-weight="bold" officeooo:rsid="179173d9" officeooo:paragraph-rsid="17a3bae9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fo:font-weight="bold" officeooo:rsid="179173d9" officeooo:paragraph-rsid="17a10dae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fo:font-weight="bold" officeooo:rsid="24ffe503" officeooo:paragraph-rsid="1d633ff8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fo:font-weight="bold" officeooo:rsid="24ffe503" officeooo:paragraph-rsid="1d80559b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fo:font-weight="bold" officeooo:rsid="138eac89" officeooo:paragraph-rsid="1b7758b7" style:font-name-asian="Liberation Serif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fo:font-weight="bold" officeooo:rsid="153d0737" officeooo:paragraph-rsid="1b7758b7" style:font-name-asian="Liberation Serif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fo:font-weight="bold" officeooo:rsid="14d04609" officeooo:paragraph-rsid="1b7758b7" style:font-name-asian="Liberation Serif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fo:font-weight="bold" officeooo:rsid="17f17ff8" officeooo:paragraph-rsid="184982f5" style:font-name-asian="Liberation Serif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fo:font-weight="bold" officeooo:rsid="17f17ff8" officeooo:paragraph-rsid="184b1728" style:font-name-asian="Liberation Serif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fo:font-weight="bold" officeooo:rsid="17f17ff8" officeooo:paragraph-rsid="183f76fc" style:font-name-asian="Liberation Serif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fo:font-weight="bold" officeooo:rsid="17f17ff8" officeooo:paragraph-rsid="18446b1d" style:font-name-asian="Liberation Serif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fo:font-weight="bold" officeooo:rsid="1856acc5" officeooo:paragraph-rsid="1856acc5" style:font-name-asian="Liberation Serif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fo:font-weight="bold" officeooo:rsid="1856acc5" officeooo:paragraph-rsid="1856b5ce" style:font-name-asian="Liberation Serif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fo:font-weight="bold" officeooo:rsid="1856acc5" officeooo:paragraph-rsid="1858b0c9" style:font-name-asian="Liberation Serif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fo:font-weight="bold" officeooo:rsid="1856acc5" officeooo:paragraph-rsid="185ed825" style:font-name-asian="Liberation Serif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fo:font-weight="bold" officeooo:rsid="1856acc5" officeooo:paragraph-rsid="185ee62d" style:font-name-asian="Liberation Serif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179810d4" style:font-name-asian="Liberation Serif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34c96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6e51e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872a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8dd60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91c5f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9699f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adfa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ae98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aa121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b8b30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b62b3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affc6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b30b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c5033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c87e3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cc672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db5ab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d08d2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ddcfc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eb85b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edb8a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9fe2c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a06b10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6b370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196cba5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a9108e3" officeooo:paragraph-rsid="1934c96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a8d319b" officeooo:paragraph-rsid="1934c96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198156c1" officeooo:paragraph-rsid="19f045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198156c1" officeooo:paragraph-rsid="19fa521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198156c1" officeooo:paragraph-rsid="19bf5c5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934c96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198156c1" officeooo:paragraph-rsid="19bdb0e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a4a8721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6b99ca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1" fo:font-size="17pt" fo:font-weight="bold" officeooo:rsid="14d04609" officeooo:paragraph-rsid="1b7758b7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1" fo:font-size="17pt" fo:font-weight="bold" officeooo:rsid="154ed550" officeooo:paragraph-rsid="1b7758b7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1" fo:font-size="17pt" fo:font-weight="bold" officeooo:rsid="157041ee" officeooo:paragraph-rsid="1b7758b7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1" fo:font-size="17pt" fo:font-weight="bold" officeooo:rsid="15975e5f" officeooo:paragraph-rsid="1b7758b7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1" fo:font-size="17pt" fo:font-weight="bold" officeooo:rsid="0d9ff017" officeooo:paragraph-rsid="1b7758b7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1" fo:font-size="17pt" fo:font-weight="bold" officeooo:rsid="179173d9" officeooo:paragraph-rsid="17bcbf4f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1" fo:font-size="17pt" fo:font-weight="bold" officeooo:rsid="179173d9" officeooo:paragraph-rsid="17bcfa25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1" fo:font-size="17pt" fo:font-weight="bold" officeooo:rsid="179173d9" officeooo:paragraph-rsid="17c37d45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1" fo:font-size="17pt" fo:font-weight="bold" officeooo:rsid="179173d9" officeooo:paragraph-rsid="17c78f41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1" fo:font-size="17pt" fo:font-weight="bold" officeooo:rsid="179173d9" officeooo:paragraph-rsid="17c9a24c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標楷體1" fo:font-size="17pt" fo:font-weight="bold" officeooo:rsid="179173d9" officeooo:paragraph-rsid="180d7b94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標楷體1" fo:font-size="17pt" fo:font-weight="bold" officeooo:rsid="179173d9" officeooo:paragraph-rsid="18135780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1" fo:font-size="17pt" fo:font-weight="bold" officeooo:rsid="179173d9" officeooo:paragraph-rsid="17959151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1" fo:font-size="17pt" fo:font-weight="bold" officeooo:rsid="179173d9" officeooo:paragraph-rsid="17ccfdbe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標楷體1" fo:font-size="17pt" fo:font-weight="bold" officeooo:rsid="179173d9" officeooo:paragraph-rsid="17d358fb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標楷體1" fo:font-size="17pt" fo:font-weight="bold" officeooo:rsid="179173d9" officeooo:paragraph-rsid="17d75720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1" fo:font-size="17pt" fo:font-weight="bold" officeooo:rsid="179173d9" officeooo:paragraph-rsid="17de0ec9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標楷體1" fo:font-size="17pt" fo:font-weight="bold" officeooo:rsid="179173d9" officeooo:paragraph-rsid="17dc1c66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1" fo:font-size="17pt" fo:font-weight="bold" officeooo:rsid="179173d9" officeooo:paragraph-rsid="17e102c6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標楷體1" fo:font-size="17pt" fo:font-weight="bold" officeooo:rsid="179173d9" officeooo:paragraph-rsid="17e528d2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標楷體1" fo:font-size="17pt" fo:font-weight="bold" officeooo:rsid="179173d9" officeooo:paragraph-rsid="17ea6629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標楷體1" fo:font-size="17pt" fo:font-weight="bold" officeooo:rsid="179173d9" officeooo:paragraph-rsid="17ed7f7c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標楷體1" fo:font-size="17pt" fo:font-weight="bold" officeooo:rsid="179173d9" officeooo:paragraph-rsid="1938d83f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標楷體1" fo:font-size="17pt" fo:font-weight="bold" officeooo:rsid="17f17ff8" officeooo:paragraph-rsid="17e528d2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標楷體1" fo:font-size="17pt" fo:font-weight="bold" officeooo:rsid="17f17ff8" officeooo:paragraph-rsid="17f495c8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標楷體1" fo:font-size="17pt" fo:font-weight="bold" officeooo:rsid="17f17ff8" officeooo:paragraph-rsid="17f4a66e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標楷體1" fo:font-size="17pt" fo:font-weight="bold" officeooo:rsid="17f17ff8" officeooo:paragraph-rsid="17f7138f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1" fo:font-size="17pt" fo:font-weight="bold" officeooo:rsid="17f17ff8" officeooo:paragraph-rsid="18041954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1" fo:font-size="17pt" fo:font-weight="bold" officeooo:rsid="17f17ff8" officeooo:paragraph-rsid="1805da3a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標楷體1" fo:font-size="17pt" fo:font-weight="bold" officeooo:rsid="17f17ff8" officeooo:paragraph-rsid="18182c7b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標楷體1" fo:font-size="17pt" fo:font-weight="bold" officeooo:rsid="17f17ff8" officeooo:paragraph-rsid="1819eaff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標楷體1" fo:font-size="17pt" fo:font-weight="bold" officeooo:rsid="17f17ff8" officeooo:paragraph-rsid="181eb69c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標楷體1" fo:font-size="17pt" fo:font-weight="bold" officeooo:rsid="17f17ff8" officeooo:paragraph-rsid="182ef0ef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標楷體1" fo:font-size="17pt" fo:font-weight="bold" officeooo:rsid="17f17ff8" officeooo:paragraph-rsid="1830b96f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標楷體1" fo:font-size="17pt" fo:font-weight="bold" officeooo:rsid="17f17ff8" officeooo:paragraph-rsid="182af489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標楷體1" fo:font-size="17pt" fo:font-weight="bold" officeooo:rsid="17f17ff8" officeooo:paragraph-rsid="18428a65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標楷體1" fo:font-size="17pt" fo:font-weight="bold" officeooo:rsid="17f17ff8" officeooo:paragraph-rsid="18395816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標楷體1" fo:font-size="17pt" fo:font-weight="bold" officeooo:rsid="17f17ff8" officeooo:paragraph-rsid="1833e38a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標楷體1" fo:font-size="17pt" fo:font-weight="bold" officeooo:rsid="17f17ff8" officeooo:paragraph-rsid="18367ee7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標楷體1" fo:font-size="17pt" fo:font-weight="bold" officeooo:rsid="17f17ff8" officeooo:paragraph-rsid="18535161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style:font-name="標楷體1" fo:font-size="17pt" fo:font-weight="bold" officeooo:rsid="1825a889" officeooo:paragraph-rsid="1819eaff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標楷體1" fo:font-size="17pt" fo:font-weight="bold" officeooo:rsid="1825a889" officeooo:paragraph-rsid="1828bca2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333333" style:font-name="標楷體1" fo:font-size="17pt" fo:font-weight="bold" officeooo:rsid="183e5643" officeooo:paragraph-rsid="184caedb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333333" style:font-name="標楷體1" fo:font-size="17pt" fo:font-weight="bold" officeooo:rsid="185a5fa6" officeooo:paragraph-rsid="185b3fda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333333" style:font-name="標楷體1" fo:font-size="17pt" fo:font-weight="bold" officeooo:rsid="185a5fa6" officeooo:paragraph-rsid="185ee62d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標楷體1" fo:font-size="17pt" fo:font-weight="bold" officeooo:rsid="185a5fa6" officeooo:paragraph-rsid="1957cf1a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標楷體1" fo:font-size="17pt" fo:font-weight="bold" officeooo:rsid="185a5fa6" officeooo:paragraph-rsid="1d633ff8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標楷體1" fo:font-size="17pt" fo:font-weight="bold" officeooo:rsid="185a5fa6" officeooo:paragraph-rsid="1d7ede07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標楷體1" fo:font-size="17pt" fo:font-weight="bold" officeooo:rsid="185a5fa6" officeooo:paragraph-rsid="186905c7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標楷體1" fo:font-size="17pt" fo:font-weight="bold" officeooo:rsid="185a5fa6" officeooo:paragraph-rsid="18f3ed14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標楷體1" fo:font-size="17pt" fo:font-weight="bold" officeooo:rsid="185a5fa6" officeooo:paragraph-rsid="18f4b0af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標楷體1" fo:font-size="17pt" fo:font-weight="bold" officeooo:rsid="185a5fa6" officeooo:paragraph-rsid="18f82e5e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標楷體1" fo:font-size="17pt" fo:font-weight="bold" officeooo:rsid="185a5fa6" officeooo:paragraph-rsid="18854f7c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標楷體1" fo:font-size="17pt" fo:font-weight="bold" officeooo:rsid="185a5fa6" officeooo:paragraph-rsid="1883e968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標楷體1" fo:font-size="17pt" fo:font-weight="bold" officeooo:rsid="185a5fa6" officeooo:paragraph-rsid="18bbaff7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標楷體1" fo:font-size="17pt" fo:font-weight="bold" officeooo:rsid="185a5fa6" officeooo:paragraph-rsid="18bc9d61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333333" style:font-name="標楷體1" fo:font-size="17pt" fo:font-weight="bold" officeooo:rsid="185a5fa6" officeooo:paragraph-rsid="18bda452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標楷體1" fo:font-size="17pt" fo:font-weight="bold" officeooo:rsid="185a5fa6" officeooo:paragraph-rsid="18b22159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style:font-name="標楷體1" fo:font-size="17pt" style:text-underline-style="none" fo:font-weight="bold" officeooo:rsid="2a7436df" officeooo:paragraph-rsid="1934c96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1" fo:font-size="17pt" style:text-underline-style="none" fo:font-weight="bold" officeooo:rsid="2a7436df" officeooo:paragraph-rsid="193c7e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1" fo:font-size="17pt" style:text-underline-style="none" fo:font-weight="bold" officeooo:rsid="2a7436df" officeooo:paragraph-rsid="1942a64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標楷體1" fo:font-size="17pt" style:text-underline-style="none" fo:font-weight="bold" officeooo:rsid="2a7436df" officeooo:paragraph-rsid="1967c8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標楷體1" fo:font-size="17pt" style:text-underline-style="none" fo:font-weight="bold" officeooo:rsid="2a7436df" officeooo:paragraph-rsid="195d96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標楷體1" fo:font-size="17pt" style:text-underline-style="none" fo:font-weight="bold" officeooo:rsid="2a7436df" officeooo:paragraph-rsid="1960a6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標楷體1" fo:font-size="17pt" style:text-underline-style="none" fo:font-weight="bold" officeooo:rsid="2a7436df" officeooo:paragraph-rsid="196e51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標楷體1" fo:font-size="17pt" style:text-underline-style="none" fo:font-weight="bold" officeooo:rsid="2a7436df" officeooo:paragraph-rsid="1a0cd89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標楷體1" fo:font-size="17pt" style:text-underline-style="none" fo:font-weight="bold" officeooo:rsid="2a7436df" officeooo:paragraph-rsid="1a122fa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標楷體1" fo:font-size="17pt" style:text-underline-style="none" fo:font-weight="bold" officeooo:rsid="2a7436df" officeooo:paragraph-rsid="1a0c5b6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標楷體1" fo:font-size="17pt" style:text-underline-style="none" fo:font-weight="bold" officeooo:rsid="2a7436df" officeooo:paragraph-rsid="1a1a96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標楷體1" fo:font-size="17pt" style:text-underline-style="none" fo:font-weight="bold" officeooo:rsid="197ba058" officeooo:paragraph-rsid="196e51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標楷體1" fo:font-size="17pt" style:text-underline-style="none" fo:font-weight="bold" officeooo:rsid="198156c1" officeooo:paragraph-rsid="198770d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標楷體1" fo:font-size="17pt" style:text-underline-style="none" fo:font-weight="bold" officeooo:rsid="198156c1" officeooo:paragraph-rsid="198b128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標楷體1" fo:font-size="17pt" style:text-underline-style="none" fo:font-weight="bold" officeooo:rsid="198156c1" officeooo:paragraph-rsid="19b8b3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標楷體1" fo:font-size="17pt" style:text-underline-style="none" fo:font-weight="bold" officeooo:rsid="198156c1" officeooo:paragraph-rsid="19b23cf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標楷體1" fo:font-size="17pt" style:text-underline-style="none" fo:font-weight="bold" officeooo:rsid="198156c1" officeooo:paragraph-rsid="19b9b6a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標楷體1" fo:font-size="17pt" style:text-underline-style="none" fo:font-weight="bold" officeooo:rsid="198156c1" officeooo:paragraph-rsid="19cebf1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標楷體1" fo:font-size="17pt" style:text-underline-style="none" fo:font-weight="bold" officeooo:rsid="19c16954" officeooo:paragraph-rsid="19eb85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c33055f" officeooo:paragraph-rsid="1b7758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 loext:padding="0.049cm" loext:border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ca06b69" officeooo:paragraph-rsid="1b7758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 loext:padding="0.049cm" loext:border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582de89" officeooo:paragraph-rsid="1b8cb7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192dca2" officeooo:paragraph-rsid="1d5959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2194375" officeooo:paragraph-rsid="1d5959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2194375" officeooo:paragraph-rsid="1dc30b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2194375" officeooo:paragraph-rsid="1dddd6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2194375" officeooo:paragraph-rsid="1dd993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2194375" officeooo:paragraph-rsid="1da8e2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23268a2" officeooo:paragraph-rsid="1d5959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2690a14" officeooo:paragraph-rsid="1d5959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28cfd83" officeooo:paragraph-rsid="1d5959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268391c" officeooo:paragraph-rsid="1d5959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2cfba5c" officeooo:paragraph-rsid="1d5959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1d5959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192dca2" officeooo:paragraph-rsid="1d5959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1d5959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262f682" officeooo:paragraph-rsid="1d5959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2e27ae2" officeooo:paragraph-rsid="1d5959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0cc977" officeooo:paragraph-rsid="1d5959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0cc977" officeooo:paragraph-rsid="1dd993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194375" officeooo:paragraph-rsid="1dd993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officeooo:paragraph-rsid="1b7758b7"/>
    </style:style>
    <style:style style:name="P184" style:family="paragraph" style:parent-style-name="Standard" style:list-style-name="L1">
      <style:text-properties fo:color="#1c1c1c" style:font-name="Liberation Serif" fo:font-size="17pt" fo:font-weight="bold" officeooo:rsid="14d04609" officeooo:paragraph-rsid="1b7758b7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1c1c1c" style:font-name="Liberation Serif" fo:font-size="17pt" fo:font-weight="bold" officeooo:rsid="14d04609" officeooo:paragraph-rsid="1d441fe6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1c1c1c" style:font-name="Liberation Serif" fo:font-size="17pt" fo:font-weight="bold" officeooo:rsid="14d04609" officeooo:paragraph-rsid="1dfc87fa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1c1c1c" style:font-name="Liberation Serif" fo:font-size="17pt" fo:font-weight="bold" officeooo:rsid="24ffe503" officeooo:paragraph-rsid="1d633ff8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1c1c1c" style:font-name="標楷體1" fo:font-size="17pt" fo:font-weight="bold" officeooo:rsid="179173d9" officeooo:paragraph-rsid="18135780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32e27ae2" officeooo:paragraph-rsid="1d5959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 style:font-name="標楷體1" officeooo:rsid="183e5643" style:font-name-asian="標楷體1"/>
    </style:style>
    <style:style style:name="T2" style:family="text">
      <style:text-properties fo:color="#333333" style:font-name="標楷體1" officeooo:rsid="154ed550" style:font-name-asian="標楷體1"/>
    </style:style>
    <style:style style:name="T3" style:family="text">
      <style:text-properties fo:color="#333333" style:font-name="標楷體1" officeooo:rsid="14d04609" style:font-name-asian="標楷體1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179810d4" style:font-name-asian="標楷體1" style:font-name-complex="標楷體"/>
    </style:style>
    <style:style style:name="T7" style:family="text">
      <style:text-properties style:font-name="標楷體1" officeooo:rsid="12306769" style:font-name-asian="標楷體1" style:font-name-complex="標楷體"/>
    </style:style>
    <style:style style:name="T8" style:family="text">
      <style:text-properties style:font-name="標楷體1" officeooo:rsid="183e5643" style:font-name-asian="標楷體1"/>
    </style:style>
    <style:style style:name="T9" style:family="text">
      <style:text-properties style:font-name="標楷體1" officeooo:rsid="18479a38" style:font-name-asian="標楷體1"/>
    </style:style>
    <style:style style:name="T10" style:family="text">
      <style:text-properties style:font-name="標楷體1" officeooo:rsid="18573110" style:font-name-asian="標楷體1"/>
    </style:style>
    <style:style style:name="T11" style:family="text">
      <style:text-properties style:font-name="標楷體1" officeooo:rsid="185a5fa6" style:font-name-asian="標楷體1"/>
    </style:style>
    <style:style style:name="T12" style:family="text">
      <style:text-properties style:font-name="標楷體1" officeooo:rsid="185f2d22" style:font-name-asian="標楷體1"/>
    </style:style>
    <style:style style:name="T13" style:family="text">
      <style:text-properties style:font-name="標楷體1" officeooo:rsid="183f76fc" style:font-name-asian="標楷體1"/>
    </style:style>
    <style:style style:name="T14" style:family="text">
      <style:text-properties style:font-name="標楷體1" officeooo:rsid="184982f5" style:font-name-asian="標楷體1"/>
    </style:style>
    <style:style style:name="T15" style:family="text">
      <style:text-properties style:font-name="標楷體1" officeooo:rsid="2a7436df" style:font-name-asian="標楷體1"/>
    </style:style>
    <style:style style:name="T16" style:family="text">
      <style:text-properties style:font-name="標楷體1" officeooo:rsid="2a9c7af5" style:font-name-asian="標楷體1"/>
    </style:style>
    <style:style style:name="T17" style:family="text">
      <style:text-properties style:font-name="標楷體1" officeooo:rsid="2a8ea1b2" style:font-name-asian="標楷體1"/>
    </style:style>
    <style:style style:name="T18" style:family="text">
      <style:text-properties style:font-name="標楷體1" officeooo:rsid="196b3704" style:font-name-asian="標楷體1"/>
    </style:style>
    <style:style style:name="T19" style:family="text">
      <style:text-properties style:font-name="標楷體1" officeooo:rsid="197ba058" style:font-name-asian="標楷體1"/>
    </style:style>
    <style:style style:name="T20" style:family="text">
      <style:text-properties style:font-name="標楷體1" officeooo:rsid="198156c1" style:font-name-asian="標楷體1"/>
    </style:style>
    <style:style style:name="T21" style:family="text">
      <style:text-properties style:font-name="標楷體1" officeooo:rsid="198f2f2c" style:font-name-asian="標楷體1"/>
    </style:style>
    <style:style style:name="T22" style:family="text">
      <style:text-properties style:font-name="標楷體1" officeooo:rsid="1991c5f1" style:font-name-asian="標楷體1"/>
    </style:style>
    <style:style style:name="T23" style:family="text">
      <style:text-properties style:font-name="標楷體1" officeooo:rsid="141cb316" style:font-name-asian="標楷體1"/>
    </style:style>
    <style:style style:name="T24" style:family="text">
      <style:text-properties style:font-name="標楷體1" officeooo:rsid="199fe2c4" style:font-name-asian="標楷體1"/>
    </style:style>
    <style:style style:name="T25" style:family="text">
      <style:text-properties style:font-name="標楷體1" officeooo:rsid="1f9ae539" style:font-name-asian="標楷體1"/>
    </style:style>
    <style:style style:name="T26" style:family="text">
      <style:text-properties style:font-name="標楷體1" officeooo:rsid="19c16954" style:font-name-asian="標楷體1"/>
    </style:style>
    <style:style style:name="T27" style:family="text">
      <style:text-properties style:font-name="標楷體1" officeooo:rsid="19d1ff8c" style:font-name-asian="標楷體1"/>
    </style:style>
    <style:style style:name="T28" style:family="text">
      <style:text-properties style:font-name="標楷體1" officeooo:rsid="19edb8a0" style:font-name-asian="標楷體1"/>
    </style:style>
    <style:style style:name="T29" style:family="text">
      <style:text-properties style:font-name="標楷體1" officeooo:rsid="19ee0c5f" style:font-name-asian="標楷體1"/>
    </style:style>
    <style:style style:name="T30" style:family="text">
      <style:text-properties style:font-name="標楷體1" officeooo:rsid="19f05d81" style:font-name-asian="標楷體1"/>
    </style:style>
    <style:style style:name="T31" style:family="text">
      <style:text-properties style:font-name="標楷體1" officeooo:rsid="14d04609" style:font-name-asian="標楷體1"/>
    </style:style>
    <style:style style:name="T32" style:family="text">
      <style:text-properties style:font-name="標楷體1" officeooo:rsid="154ed550" style:font-name-asian="標楷體1"/>
    </style:style>
    <style:style style:name="T33" style:family="text">
      <style:text-properties style:font-name="標楷體1" officeooo:rsid="157041ee" style:font-name-asian="標楷體1"/>
    </style:style>
    <style:style style:name="T34" style:family="text">
      <style:text-properties style:font-name="標楷體1" officeooo:rsid="15883fea" style:font-name-asian="標楷體1"/>
    </style:style>
    <style:style style:name="T35" style:family="text">
      <style:text-properties style:font-name="標楷體1" officeooo:rsid="15975e5f" style:font-name-asian="標楷體1"/>
    </style:style>
    <style:style style:name="T36" style:family="text">
      <style:text-properties style:font-name="標楷體1" officeooo:rsid="15a16070" style:font-name-asian="標楷體1"/>
    </style:style>
    <style:style style:name="T37" style:family="text">
      <style:text-properties style:font-name="標楷體1" officeooo:rsid="0d9ff017" style:font-name-asian="標楷體1"/>
    </style:style>
    <style:style style:name="T38" style:family="text">
      <style:text-properties style:font-name="標楷體1" officeooo:rsid="1b8f6647" style:font-name-asian="標楷體1"/>
    </style:style>
    <style:style style:name="T39" style:family="text">
      <style:text-properties style:font-name="標楷體1" officeooo:rsid="1b943055" style:font-name-asian="標楷體1"/>
    </style:style>
    <style:style style:name="T40" style:family="text">
      <style:text-properties style:font-name="標楷體1" officeooo:rsid="1d82fb9a" style:font-name-asian="標楷體1"/>
    </style:style>
    <style:style style:name="T41" style:family="text">
      <style:text-properties style:font-name="標楷體1" officeooo:rsid="179173d9"/>
    </style:style>
    <style:style style:name="T42" style:family="text">
      <style:text-properties style:font-name="標楷體1" officeooo:rsid="17945791"/>
    </style:style>
    <style:style style:name="T43" style:family="text">
      <style:text-properties style:font-name="標楷體1" officeooo:rsid="179444be"/>
    </style:style>
    <style:style style:name="T44" style:family="text">
      <style:text-properties style:font-name="標楷體1" style:text-underline-style="solid" style:text-underline-width="auto" style:text-underline-color="font-color" officeooo:rsid="12306769" style:font-name-asian="標楷體1" style:font-name-complex="標楷體"/>
    </style:style>
    <style:style style:name="T45" style:family="text">
      <style:text-properties style:font-name="標楷體1" style:text-underline-style="solid" style:text-underline-width="auto" style:text-underline-color="font-color" officeooo:rsid="179810d4" style:font-name-asian="標楷體1" style:font-name-complex="標楷體"/>
    </style:style>
    <style:style style:name="T46" style:family="text">
      <style:text-properties style:font-name="標楷體1" style:text-underline-style="solid" style:text-underline-width="auto" style:text-underline-color="font-color" officeooo:rsid="37271384"/>
    </style:style>
    <style:style style:name="T47" style:family="text">
      <style:text-properties style:font-name="標楷體1" style:text-underline-style="solid" style:text-underline-width="auto" style:text-underline-color="font-color" officeooo:rsid="3729e1c5"/>
    </style:style>
    <style:style style:name="T48" style:family="text">
      <style:text-properties style:font-name="標楷體1" style:text-underline-style="solid" style:text-underline-width="auto" style:text-underline-color="font-color" officeooo:rsid="32cfba5c"/>
    </style:style>
    <style:style style:name="T49" style:family="text">
      <style:text-properties style:font-name="標楷體1" officeooo:rsid="17f17ff8"/>
    </style:style>
    <style:style style:name="T50" style:family="text">
      <style:text-properties style:font-name="標楷體1" officeooo:rsid="1849e22e"/>
    </style:style>
    <style:style style:name="T51" style:family="text">
      <style:text-properties style:font-name="標楷體1" officeooo:rsid="1b85afc0"/>
    </style:style>
    <style:style style:name="T52" style:family="text">
      <style:text-properties style:font-name="標楷體1" officeooo:rsid="37271384"/>
    </style:style>
    <style:style style:name="T53" style:family="text">
      <style:text-properties style:font-name="標楷體1" officeooo:rsid="32194375"/>
    </style:style>
    <style:style style:name="T54" style:family="text">
      <style:text-properties style:font-name="標楷體1" officeooo:rsid="3192dca2"/>
    </style:style>
    <style:style style:name="T55" style:family="text">
      <style:text-properties style:font-name="標楷體1" officeooo:rsid="323268a2"/>
    </style:style>
    <style:style style:name="T56" style:family="text">
      <style:text-properties style:font-name="標楷體1" officeooo:rsid="32690a14"/>
    </style:style>
    <style:style style:name="T57" style:family="text">
      <style:text-properties style:font-name="標楷體1" officeooo:rsid="328cfd83"/>
    </style:style>
    <style:style style:name="T58" style:family="text">
      <style:text-properties style:font-name="標楷體1" officeooo:rsid="3292f6d4"/>
    </style:style>
    <style:style style:name="T59" style:family="text">
      <style:text-properties style:font-name="標楷體1" officeooo:rsid="3268391c"/>
    </style:style>
    <style:style style:name="T60" style:family="text">
      <style:text-properties style:font-name="標楷體1" officeooo:rsid="3262f682"/>
    </style:style>
    <style:style style:name="T61" style:family="text">
      <style:text-properties style:font-name="標楷體1" officeooo:rsid="32cfba5c"/>
    </style:style>
    <style:style style:name="T62" style:family="text">
      <style:text-properties style:font-name="標楷體1" officeooo:rsid="32f4e680"/>
    </style:style>
    <style:style style:name="T63" style:family="text">
      <style:text-properties style:font-name="標楷體1" officeooo:rsid="2cab30cb"/>
    </style:style>
    <style:style style:name="T64" style:family="text">
      <style:text-properties style:font-name="標楷體1" officeooo:rsid="1d80559b"/>
    </style:style>
    <style:style style:name="T65" style:family="text">
      <style:text-properties style:font-name="標楷體1" officeooo:rsid="1d80651d"/>
    </style:style>
    <style:style style:name="T66" style:family="text">
      <style:text-properties style:font-name="標楷體1" officeooo:rsid="1d812816"/>
    </style:style>
    <style:style style:name="T67" style:family="text">
      <style:text-properties style:font-name="標楷體1" officeooo:rsid="1dbaaa24"/>
    </style:style>
    <style:style style:name="T68" style:family="text">
      <style:text-properties style:font-name="標楷體1" officeooo:rsid="179c8753"/>
    </style:style>
    <style:style style:name="T69" style:family="text">
      <style:text-properties fo:color="#010101"/>
    </style:style>
    <style:style style:name="T70" style:family="text">
      <style:text-properties fo:color="#010101" style:font-name="標楷體1"/>
    </style:style>
    <style:style style:name="T71" style:family="text">
      <style:text-properties fo:color="#010101" style:font-name="標楷體1" officeooo:rsid="3262f682"/>
    </style:style>
    <style:style style:name="T72" style:family="text">
      <style:text-properties fo:color="#010101" style:font-name="標楷體1" officeooo:rsid="17aa5f3e"/>
    </style:style>
    <style:style style:name="T73" style:family="text">
      <style:text-properties fo:color="#010101" officeooo:rsid="17aa5f3e"/>
    </style:style>
    <style:style style:name="T74" style:family="text">
      <style:text-properties fo:color="#010101" style:font-name-asian="標楷體1"/>
    </style:style>
    <style:style style:name="T75" style:family="text">
      <style:text-properties officeooo:rsid="179173d9"/>
    </style:style>
    <style:style style:name="T76" style:family="text">
      <style:text-properties officeooo:rsid="179444be"/>
    </style:style>
    <style:style style:name="T77" style:family="text">
      <style:text-properties officeooo:rsid="1852be8c"/>
    </style:style>
    <style:style style:name="T78" style:family="text">
      <style:text-properties officeooo:rsid="18535161"/>
    </style:style>
    <style:style style:name="T79" style:family="text">
      <style:text-properties fo:color="#050505"/>
    </style:style>
    <style:style style:name="T80" style:family="text">
      <style:text-properties fo:color="#050505" style:font-name="標楷體1"/>
    </style:style>
    <style:style style:name="T81" style:family="text">
      <style:text-properties fo:color="#050505" style:font-name="標楷體1" style:font-name-asian="標楷體1"/>
    </style:style>
    <style:style style:name="T82" style:family="text">
      <style:text-properties fo:color="#050505" style:font-name="標楷體1" officeooo:rsid="198156c1" style:font-name-asian="標楷體1"/>
    </style:style>
    <style:style style:name="T83" style:family="text">
      <style:text-properties fo:color="#050505" style:font-name-asian="標楷體1"/>
    </style:style>
    <style:style style:name="T84" style:family="text">
      <style:text-properties fo:color="#050505" style:font-name="Liberation Serif" fo:font-size="17pt" fo:font-weight="bold" officeooo:rsid="14d04609" style:font-name-asian="標楷體1" style:font-size-asian="17pt" style:language-asian="zh" style:country-asian="TW" style:font-weight-asian="bold" style:font-size-complex="17pt" style:font-weight-complex="bold"/>
    </style:style>
    <style:style style:name="T85" style:family="text">
      <style:text-properties fo:color="#050505" style:text-outline="false" style:text-line-through-style="none" style:text-line-through-type="none" style:font-name="標楷體1" fo:font-style="normal" fo:text-shadow="none" style:text-underline-style="none" officeooo:rsid="1c33055f" style:font-style-asian="normal" style:font-name-complex="標楷體" style:text-emphasize="none"/>
    </style:style>
    <style:style style:name="T86" style:family="text">
      <style:text-properties fo:color="#050505" style:text-position="0% 100%" style:font-name="Liberation Serif" officeooo:rsid="24ffe503"/>
    </style:style>
    <style:style style:name="T87" style:family="text">
      <style:text-properties style:font-name="Liberation Serif" fo:font-size="17pt" fo:font-weight="bold" officeooo:rsid="14d04609" style:font-name-asian="標楷體1" style:font-size-asian="17pt" style:language-asian="zh" style:country-asian="TW" style:font-weight-asian="bold" style:font-size-complex="17pt" style:font-weight-complex="bold"/>
    </style:style>
    <style:style style:name="T88" style:family="text">
      <style:text-properties style:font-name-asian="標楷體1"/>
    </style:style>
    <style:style style:name="T89" style:family="text">
      <style:text-properties officeooo:rsid="2a7436df" style:font-name-asian="標楷體1"/>
    </style:style>
    <style:style style:name="T90" style:family="text">
      <style:text-properties officeooo:rsid="1886033b" style:font-name-asian="標楷體1"/>
    </style:style>
    <style:style style:name="T91" style:family="text">
      <style:text-properties officeooo:rsid="13fbfca5" style:font-name-asian="標楷體1"/>
    </style:style>
    <style:style style:name="T92" style:family="text">
      <style:text-properties officeooo:rsid="14d04609" style:font-name-asian="標楷體1"/>
    </style:style>
    <style:style style:name="T93" style:family="text">
      <style:text-properties officeooo:rsid="14d04609" style:font-name-asian="標楷體1" loext:padding="0.049cm" loext:border="none"/>
    </style:style>
    <style:style style:name="T94" style:family="text">
      <style:text-properties officeooo:rsid="166e1c03" style:font-name-asian="標楷體1"/>
    </style:style>
    <style:style style:name="T95" style:family="text">
      <style:text-properties officeooo:rsid="12306769" style:font-name-asian="標楷體1"/>
    </style:style>
    <style:style style:name="T96" style:family="text">
      <style:text-properties style:font-name="標楷體" style:font-name-asian="標楷體1"/>
    </style:style>
    <style:style style:name="T97" style:family="text">
      <style:text-properties style:text-underline-style="none"/>
    </style:style>
    <style:style style:name="T98" style:family="text">
      <style:text-properties style:text-underline-style="none" officeooo:rsid="2a7436df" style:font-name-complex="標楷體"/>
    </style:style>
    <style:style style:name="T99" style:family="text">
      <style:text-properties officeooo:rsid="1a124cb6"/>
    </style:style>
    <style:style style:name="T100" style:family="text">
      <style:text-properties style:text-underline-style="solid" style:text-underline-width="auto" style:text-underline-color="font-color"/>
    </style:style>
    <style:style style:name="T101" style:family="text">
      <style:text-properties style:text-outline="false" style:text-line-through-style="none" style:text-line-through-type="none" style:font-name="標楷體1" fo:font-style="normal" fo:text-shadow="none" style:text-underline-style="none" officeooo:rsid="3582de89" style:font-style-asian="normal" style:font-name-complex="標楷體" style:text-emphasize="none"/>
    </style:style>
    <style:style style:name="T102" style:family="text">
      <style:text-properties style:text-outline="false" style:text-line-through-style="none" style:text-line-through-type="none" style:font-name="標楷體1" fo:font-style="normal" fo:text-shadow="none" style:text-underline-style="none" officeooo:rsid="1b94be82" style:font-style-asian="normal" style:font-name-complex="標楷體" style:text-emphasize="none"/>
    </style:style>
    <style:style style:name="T103" style:family="text">
      <style:text-properties style:text-outline="false" style:text-line-through-style="none" style:text-line-through-type="none" style:font-name="標楷體1" fo:font-style="normal" fo:text-shadow="none" style:text-underline-style="none" officeooo:rsid="1c33055f" style:font-style-asian="normal" style:font-name-complex="標楷體" style:text-emphasize="none"/>
    </style:style>
    <style:style style:name="T104" style:family="text">
      <style:text-properties style:text-outline="false" style:text-line-through-style="none" style:text-line-through-type="none" style:font-name="標楷體1" fo:font-style="normal" fo:text-shadow="none" style:text-underline-style="none" officeooo:rsid="1c9c12fe" style:font-style-asian="normal" style:font-name-complex="標楷體" style:text-emphasize="none"/>
    </style:style>
    <style:style style:name="T105" style:family="text">
      <style:text-properties style:text-outline="false" style:text-line-through-style="none" style:text-line-through-type="none" style:font-name="標楷體1" fo:font-style="normal" fo:text-shadow="none" style:text-underline-style="none" officeooo:rsid="1ca06b69" style:font-style-asian="normal" style:font-name-complex="標楷體" style:text-emphasize="none"/>
    </style:style>
    <style:style style:name="T10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39246" style:font-style-asian="normal" style:font-name-complex="標楷體" style:text-emphasize="none"/>
    </style:style>
    <style:style style:name="T107" style:family="text">
      <style:text-properties style:text-outline="false" style:text-line-through-style="none" style:text-line-through-type="none" style:font-name="Arial" fo:font-style="normal" fo:text-shadow="none" style:text-underline-style="none" officeooo:rsid="1c9c12fe" style:font-name-asian="Arial" style:font-style-asian="normal" style:font-name-complex="標楷體" style:text-emphasize="none"/>
    </style:style>
    <style:style style:name="T108" style:family="text">
      <style:text-properties style:text-outline="false" style:text-line-through-style="none" style:text-line-through-type="none" style:font-name="Arial" fo:font-style="normal" fo:text-shadow="none" style:text-underline-style="none" officeooo:rsid="1ca06b69" style:font-name-asian="Arial" style:font-style-asian="normal" style:font-name-complex="標楷體" style:text-emphasize="none"/>
    </style:style>
    <style:style style:name="T109" style:family="text">
      <style:text-properties officeooo:rsid="18470041"/>
    </style:style>
    <style:style style:name="T110" style:family="text">
      <style:text-properties officeooo:rsid="1849e22e"/>
    </style:style>
    <style:style style:name="T111" style:family="text">
      <style:text-properties officeooo:rsid="184dda77"/>
    </style:style>
    <style:style style:name="T112" style:family="text">
      <style:text-properties officeooo:rsid="1b8c3e82"/>
    </style:style>
    <style:style style:name="T113" style:family="text">
      <style:text-properties officeooo:rsid="1b8f6647"/>
    </style:style>
    <style:style style:name="T114" style:family="text">
      <style:text-properties officeooo:rsid="1b92aa94"/>
    </style:style>
    <style:style style:name="T115" style:family="text">
      <style:text-properties officeooo:rsid="1b943055"/>
    </style:style>
    <style:style style:name="T116" style:family="text">
      <style:text-properties officeooo:rsid="24ffe503"/>
    </style:style>
    <style:style style:name="T117" style:family="text">
      <style:text-properties officeooo:rsid="348c03a4"/>
    </style:style>
    <style:style style:name="T118" style:family="text">
      <style:text-properties officeooo:rsid="348c41c3"/>
    </style:style>
    <style:style style:name="T119" style:family="text">
      <style:text-properties officeooo:rsid="3262f682"/>
    </style:style>
    <style:style style:name="T120" style:family="text">
      <style:text-properties fo:color="#1c1c1c"/>
    </style:style>
    <style:style style:name="T121" style:family="text">
      <style:text-properties officeooo:rsid="1d80651d"/>
    </style:style>
    <style:style style:name="T122" style:family="text">
      <style:text-properties officeooo:rsid="1d82fb9a"/>
    </style:style>
    <style:style style:name="T123" style:family="text">
      <style:text-properties style:text-position="0% 100%"/>
    </style:style>
    <style:style style:name="T124" style:family="text">
      <style:text-properties style:text-position="0% 100%" style:font-name="Liberation Serif" officeooo:rsid="2d0cc977"/>
    </style:style>
    <style:style style:name="T125" style:family="text">
      <style:text-properties style:text-position="0% 100%" style:font-name="Liberation Serif" officeooo:rsid="3262f682"/>
    </style:style>
    <style:style style:name="T126" style:family="text">
      <style:text-properties style:text-position="0% 100%" officeooo:rsid="3262f682"/>
    </style:style>
    <style:style style:name="T127" style:family="text">
      <style:text-properties style:font-name="Arial" style:font-name-asian="Arial"/>
    </style:style>
    <style:style style:name="T128" style:family="text">
      <style:text-properties style:font-name="Arial" officeooo:rsid="18470041" style:font-name-asian="Arial"/>
    </style:style>
    <style:style style:name="T129" style:family="text">
      <style:text-properties style:font-name="Arial" officeooo:rsid="184dda77" style:font-name-asian="Arial"/>
    </style:style>
    <style:style style:name="T130" style:family="text">
      <style:text-properties style:font-name="Arial" officeooo:rsid="1b8c3e82" style:font-name-asian="Arial"/>
    </style:style>
    <style:style style:name="T131" style:family="text">
      <style:text-properties style:font-name="Arial" officeooo:rsid="1b92aa94" style:font-name-asian="Arial"/>
    </style:style>
    <style:style style:name="T132" style:family="text">
      <style:text-properties style:font-name="Arial" officeooo:rsid="1b943055" style:font-name-asian="Arial"/>
    </style:style>
    <style:style style:name="T133" style:family="text">
      <style:text-properties style:font-name="Arial" officeooo:rsid="19d1ff8c" style:font-name-asian="Arial"/>
    </style:style>
    <style:style style:name="T134" style:family="text">
      <style:text-properties style:font-name="Arial" officeooo:rsid="323268a2" style:font-name-asian="Arial"/>
    </style:style>
    <style:style style:name="T135" style:family="text">
      <style:text-properties style:font-name="Arial" officeooo:rsid="32690a14" style:font-name-asian="Arial"/>
    </style:style>
    <style:style style:name="T136" style:family="text">
      <style:text-properties style:font-name="Arial" officeooo:rsid="328cfd83" style:font-name-asian="Arial"/>
    </style:style>
    <style:style style:name="T137" style:family="text">
      <style:text-properties style:font-name="Arial" officeooo:rsid="3292f6d4" style:font-name-asian="Arial"/>
    </style:style>
    <style:style style:name="T138" style:family="text">
      <style:text-properties style:font-name="Arial" officeooo:rsid="3268391c" style:font-name-asian="Arial"/>
    </style:style>
    <style:style style:name="T139" style:family="text">
      <style:text-properties style:font-name="Arial" officeooo:rsid="3262f682" style:font-name-asian="Arial"/>
    </style:style>
    <style:style style:name="T140" style:family="text">
      <style:text-properties officeooo:rsid="183e56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05365061" text:style-name="L1">
        <text:list-item>
          <text:p text:style-name="P1"><text:bookmark-start text:name="啟示錄"/>啟示錄<text:bookmark-end text:name="啟示錄"/><text:span text:style-name="T79">（基督教的）基督教 是（基督教的）新教</text:span></text:p>
          <text:list>
            <text:list-item>
              <text:p text:style-name="P4">假定，某一特定個體 是（基督教的）基督教教徒。<text:span text:style-name="T85">（基督教主分支 基督教、天主教、東正教）</text:span></text:p>
              <text:list>
                <text:list-item>
                  <text:p text:style-name="P5">該個體 有機率認定 獸、大淫婦 是 跪拜瑪莉亞偶像的（基督教的）天主教、梵諦岡。</text:p>
                </text:list-item>
                <text:list-item>
                  <text:p text:style-name="P4">該個體 有機率認定 獸、大淫婦 是 當下的當下的（基督教的）天主教、梵諦岡。</text:p>
                </text:list-item>
                <text:list-item>
                  <text:p text:style-name="P4">該個體 有機率認定 獸、大淫婦 是 拜偶像、多神、反神 的 教會、宗教、信仰。</text:p>
                </text:list-item>
              </text:list>
            </text:list-item>
            <text:list-item>
              <text:p text:style-name="P6">獸 是 金融大廈、金融系統、金融體系、金融體制、交易系統、以錢易物、以物易物。</text:p>
            </text:list-item>
            <text:list-item>
              <text:p text:style-name="P37"><text:span text:style-name="T92">獸印 是 錢、金錢、資源、</text:span><text:span text:style-name="T88">原物料、</text:span><text:span text:style-name="T92">能量、儲量、紙鈔、鈔票、貨幣、數字、符號 的交易單位。</text:span></text:p>
              <text:list>
                <text:list-item>
                  <text:p text:style-name="P6">明顯例子，交易系統 使用 錢 作為 單位。</text:p>
                  <text:list>
                    <text:list-item>
                      <text:p text:style-name="P38"><text:span text:style-name="T92">正當工作獲得</text:span><text:span text:style-name="T31">的10000元</text:span><text:span text:style-name="T92">、偷拐</text:span><text:span text:style-name="T31">搶騙獲得的10000元 是 等價、相同、沒有優劣之分。</text:span></text:p>
                      <text:list>
                        <text:list-item>
                          <text:p text:style-name="P84">對於 金融系統 來說，個體的觀感 毫無意義、沒有任何意義。</text:p>
                        </text:list-item>
                        <text:list-item>
                          <text:p text:style-name="P38"><text:span text:style-name="T31">個體 極端難以判斷、無從判斷、無法判斷，其他個體 獲得的 </text:span><text:span text:style-name="T32">10000元，是 哪一種。</text:span></text:p>
                        </text:list-item>
                      </text:list>
                    </text:list-item>
                    <text:list-item>
                      <text:p text:style-name="P2"><text:span text:style-name="T32">錢 只是 </text:span><text:span text:style-name="T2">一張紙、一串</text:span><text:span text:style-name="T32">數字。</text:span></text:p>
                      <text:list>
                        <text:list-item>
                          <text:p text:style-name="P85">個體、文明 透過 信念法則 共振、共鳴、共識，維持、強化 該錢 的 存在、生存。</text:p>
                        </text:list-item>
                        <text:list-item>
                          <text:p text:style-name="P85">該紙、該數字 沒有任何意義，個體、文明 透過 信念法則，才 不會 崩塌、自滅。</text:p>
                        </text:list-item>
                        <text:list-item>
                          <text:p text:style-name="P85">在 肉質層法則、意識層法則 面前，該紙、該數字 是 浸滿墨汁的宣紙 搭建的房屋。</text:p>
                          <text:list>
                            <text:list-item>
                              <text:p text:style-name="P85">錢 是 該個體、該文明 的 信念、文化、傳承 的 產物。</text:p>
                              <text:list>
                                <text:list-item>
                                  <text:p text:style-name="P38"><text:span text:style-name="T32">對於 其他個體、其他文明、&lt;?</text:span><text:span text:style-name="T33">a+1&gt;個體 來說，毫無意義、沒有任何意義。</text:span></text:p>
                                </text:list-item>
                              </text:list>
                            </text:list-item>
                            <text:list-item>
                              <text:p text:style-name="P86">錢 有機率產生 紛爭，誘導、誘發 內戰爆發。</text:p>
                            </text:list-item>
                            <text:list-item>
                              <text:p text:style-name="P86">對於 地球、外在環境 來說，錢 只是 一張紙、一串數字、轉眼即逝的電子訊號。</text:p>
                              <text:list>
                                <text:list-item>
                                  <text:p text:style-name="P86">個體 的 精力、專注力、資源 有限。</text:p>
                                  <text:list>
                                    <text:list-item>
                                      <text:p text:style-name="P86">錢、德 不相容。</text:p>
                                      <text:list>
                                        <text:list-item>
                                          <text:p text:style-name="P86">明顯例子，油、水 不相容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6">個體 越注重 錢，個體 越不注重 德。</text:p>
                                    </text:list-item>
                                    <text:list-item>
                                      <text:p text:style-name="P86">個體 越注重 德，個體 越不注重 錢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5">該紙、該數字 帶來 毀滅、崩塌、自滅 的 隱患、正在發芽的寄生樹種子。</text:p>
                              <text:list>
                                <text:list-item>
                                  <text:p text:style-name="P85">該個體、該文明 的 被寄生的 樹木。</text:p>
                                </text:list-item>
                                <text:list-item>
                                  <text:p text:style-name="P85">隨著 時間 流逝，該個體、該文明 不斷 成長、茁壯。</text:p>
                                </text:list-item>
                                <text:list-item>
                                  <text:p text:style-name="P85">隨著 時間 流逝，該個體、該文明 不斷被 該寄生樹 攝取、攝食。</text:p>
                                </text:list-item>
                                <text:list-item>
                                  <text:p text:style-name="P85">隨著 時間 流逝，該個體、該文明 一步一步 被 該寄生樹 抽乾、吞噬。</text:p>
                                </text:list-item>
                                <text:list-item>
                                  <text:p text:style-name="P85">隨著 時間 流逝，又有 新的樹木種子 在 相同的土地 發芽、成長。</text:p>
                                  <text:list>
                                    <text:list-item>
                                      <text:p text:style-name="P85">該樹木 有機率也會被 某一特定寄生樹 寄生、抽乾、吞噬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明顯例子，交易系統 使用 德 作為 單位。</text:p>
                  <text:list>
                    <text:list-item>
                      <text:p text:style-name="P2"><text:span text:style-name="T31">德 越高，</text:span><text:span text:style-name="T3">個體、</text:span><text:span text:style-name="T31">文明</text:span><text:span text:style-name="T3">、文明層級</text:span><text:span text:style-name="T31"> 發展 越優質。</text:span></text:p>
                      <text:list>
                        <text:list-item>
                          <text:p text:style-name="P84">個體的 德 提升、昇華，文明的 德 也會跟著 提升、昇華。</text:p>
                        </text:list-item>
                        <text:list-item>
                          <text:p text:style-name="P84">文明的 德 提升、昇華，個體的 德 也會跟著 提升、昇華。</text:p>
                          <text:list>
                            <text:list-item>
                              <text:p text:style-name="P38"><text:span text:style-name="T31">個體 是 所有個體、任何個體</text:span><text:span text:style-name="T88">、文明內的個體、文明外的個體、</text:span><text:span text:style-name="T31">生態圈、一切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4">德 越低，個體、文明、文明層級 發展 越劣質。</text:p>
                      <text:list>
                        <text:list-item>
                          <text:p text:style-name="P84">個體的 德 降低、退化，文明的 德 也會跟著 降低、退化。</text:p>
                        </text:list-item>
                        <text:list-item>
                          <text:p text:style-name="P84">文明的 德 降低、退化，個體的 德 也會跟著 降低、退化。</text:p>
                        </text:list-item>
                        <text:list-item>
                          <text:p text:style-name="P84">明顯例子，貸款。</text:p>
                          <text:list>
                            <text:list-item>
                              <text:p text:style-name="P84">貸款 是 預支、透支、挪用、掏空、偷借、抵押、使用個體之間共識的規定借用。</text:p>
                            </text:list-item>
                            <text:list-item>
                              <text:p text:style-name="P84">錢 能夠 貸款。</text:p>
                            </text:list-item>
                            <text:list-item>
                              <text:p text:style-name="P84">德 無法 貸款。</text:p>
                            </text:list-item>
                          </text:list>
                        </text:list-item>
                        <text:list-item>
                          <text:p text:style-name="P84">金融系統 無法體現出 個體、文明 的 德（現狀、狀態、層級）。</text:p>
                          <text:list>
                            <text:list-item>
                              <text:p text:style-name="P84">金融系統的 終極本質 是 錢。</text:p>
                              <text:list>
                                <text:list-item>
                                  <text:p text:style-name="P84">錢 衍生出 借、貸。</text:p>
                                </text:list-item>
                                <text:list-item>
                                  <text:p text:style-name="P84">借、貸 衍生出 各種各樣的 金融現象。</text:p>
                                </text:list-item>
                                <text:list-item>
                                  <text:p text:style-name="P84">個體 藉由 信念法則、共識，認定 某一特定 符號、象徵、數字 是 錢。</text:p>
                                </text:list-item>
                                <text:list-item>
                                  <text:p text:style-name="P84">錢 在 金融系統 裡面，流通、流動、儲存、無中生有。</text:p>
                                </text:list-item>
                                <text:list-item>
                                  <text:p text:style-name="P84">錢 在 金融系統 裡面，交易、借、貸。</text:p>
                                </text:list-item>
                                <text:list-item>
                                  <text:p text:style-name="P84">金融系統 完全 不用考慮、不需要考慮 德的高低。</text:p>
                                </text:list-item>
                                <text:list-item>
                                  <text:p text:style-name="P84">對於 金融系統 來說，德 是 無相關係數。</text:p>
                                </text:list-item>
                                <text:list-item>
                                  <text:p text:style-name="P84">金融系統 蘊含 懲罰機制。</text:p>
                                  <text:list>
                                    <text:list-item>
                                      <text:p text:style-name="P84">德 越高，錢 越困難 獲得。</text:p>
                                      <text:list>
                                        <text:list-item>
                                          <text:p text:style-name="P84">明顯例子，不做出 危害其他個體的 食物。<text:span text:style-name="T79">（思想、決策、行動）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4">金融系統 蘊含 獎賞機制。</text:p>
                                  <text:list>
                                    <text:list-item>
                                      <text:p text:style-name="P84">德 越低，錢 越容易 獲得。</text:p>
                                      <text:list>
                                        <text:list-item>
                                          <text:p text:style-name="P84">明顯例子，做出 危害其他個體的 食物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大淫婦 是 反神、沉淪、淫穢、汙穢、爭權、奪利、缺德、無德、反德 的 信仰、宗教、教徒。</text:p>
              <text:list>
                <text:list-item>
                  <text:p text:style-name="P27">教徒 的 明顯例子，傳教士、神職人員。</text:p>
                  <text:list>
                    <text:list-item>
                      <text:p text:style-name="P27">明顯例子，假定，某一特定 信仰、宗教 律定，教徒 不能做 某一特定事情。</text:p>
                      <text:list>
                        <text:list-item>
                          <text:p text:style-name="P27">假定，某一特定教徒 去做 該不能做的事情。</text:p>
                          <text:list>
                            <text:list-item>
                              <text:p text:style-name="P27">該教徒 是 外遇、淫婦。</text:p>
                            </text:list-item>
                          </text:list>
                        </text:list-item>
                        <text:list-item>
                          <text:p text:style-name="P27">假定，該教徒 不斷去做 該不能做的事情。</text:p>
                          <text:list>
                            <text:list-item>
                              <text:p text:style-name="P27">該教徒 是 不斷外遇、大淫婦。</text:p>
                            </text:list-item>
                          </text:list>
                        </text:list-item>
                        <text:list-item>
                          <text:p text:style-name="P161">明顯例子，假定，該信仰、該宗教 律定，教徒 不能 吃魚。</text:p>
                          <text:list>
                            <text:list-item>
                              <text:p text:style-name="P27"><text:span text:style-name="T103">某一特定教徒 吃魚 </text:span><text:span text:style-name="T107">↔</text:span><text:span text:style-name="T104"> 淫婦</text:span><text:span text:style-name="T103">。</text:span></text:p>
                            </text:list-item>
                            <text:list-item>
                              <text:p text:style-name="P27"><text:span text:style-name="T103">某一特定教徒 不斷吃魚 </text:span><text:span text:style-name="T107">↔</text:span><text:span text:style-name="T104"> 大淫婦。</text:span></text:p>
                            </text:list-item>
                            <text:list-item>
                              <text:p text:style-name="P27"><text:span text:style-name="T104">該教徒 披著 該信仰、該宗教 的 外衣、禮裝、禮服 </text:span><text:span text:style-name="T108">↔</text:span><text:span text:style-name="T105"> 淫婦 有 人妻 的 身分。</text:span></text:p>
                              <text:list>
                                <text:list-item>
                                  <text:p text:style-name="P162">明顯例子，釋迦摩尼 認定的 末法時代。</text:p>
                                  <text:list>
                                    <text:list-item>
                                      <text:p text:style-name="P162">末法時代 的 明顯例子，進入寺廟、穿著袈裟 違反戒律、敗壞經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新婦 是 新的信仰、遵循神的律定的教徒。</text:p>
              <text:list>
                <text:list-item>
                  <text:p text:style-name="P27">神的律定 的 明顯例子，愛。</text:p>
                  <text:list>
                    <text:list-item>
                      <text:p text:style-name="P27">宇宙基本法則（星星的孩子）。</text:p>
                    </text:list-item>
                  </text:list>
                </text:list-item>
              </text:list>
            </text:list-item>
            <text:list-item>
              <text:p text:style-name="P27">註解。</text:p>
              <text:list>
                <text:list-item>
                  <text:p text:style-name="P37"><text:span text:style-name="T93">獸是褻瀆神的，它與聖徒征戰，並且得勝</text:span><text:span text:style-name="T92">。</text:span></text:p>
                  <text:list>
                    <text:list-item>
                      <text:p text:style-name="P37"><text:span text:style-name="T92">神 </text:span><text:span text:style-name="T31">是 &lt;_?3_&gt;個體。</text:span></text:p>
                    </text:list-item>
                    <text:list-item>
                      <text:p text:style-name="P6">聖徒 是 對抗 金融體制 的 個體。</text:p>
                    </text:list-item>
                  </text:list>
                </text:list-item>
                <text:list-item>
                  <text:p text:style-name="P37"><text:span text:style-name="T93">獸能制服各族各民各方各國</text:span><text:span text:style-name="T92">。</text:span></text:p>
                  <text:list>
                    <text:list-item>
                      <text:p text:style-name="P37"><text:span text:style-name="T34">人類的、任何使用該獸的 </text:span><text:span text:style-name="T31">各族各民各方各國。</text:span></text:p>
                    </text:list-item>
                  </text:list>
                </text:list-item>
                <text:list-item>
                  <text:p text:style-name="P84">除了那授印記，有了獸名或有獸名數目的，都不得做買賣。</text:p>
                  <text:list>
                    <text:list-item>
                      <text:p text:style-name="P37"><text:span text:style-name="T31">那 是 </text:span><text:span text:style-name="T92">獸、金融大廈、金融系統、金融體系、金融體制。</text:span></text:p>
                    </text:list-item>
                    <text:list-item>
                      <text:p text:style-name="P84">授 是 授予、給予、提供。</text:p>
                    </text:list-item>
                    <text:list-item>
                      <text:p text:style-name="P38"><text:span text:style-name="T31">印記 </text:span><text:span text:style-name="T35">是 </text:span><text:span text:style-name="T33">錢</text:span><text:span text:style-name="T31">、紙鈔、鈔票、貨幣、數字、符號、象徵</text:span><text:span text:style-name="T33">。</text:span></text:p>
                    </text:list-item>
                    <text:list-item>
                      <text:p text:style-name="P84">獸名 是 貨幣符號。</text:p>
                      <text:list>
                        <text:list-item>
                          <text:p text:style-name="P84">貨幣符號 是 某一特定國家、任何國家、任何組織、任何個體群 的 貨幣符號。</text:p>
                        </text:list-item>
                        <text:list-item>
                          <text:p text:style-name="P84">明顯例子，地球幣。</text:p>
                        </text:list-item>
                      </text:list>
                    </text:list-item>
                    <text:list-item>
                      <text:p text:style-name="P84">數目 是 數字。</text:p>
                      <text:list>
                        <text:list-item>
                          <text:p text:style-name="P37"><text:span text:style-name="T31">明顯例子，</text:span><text:span text:style-name="T36">10000、100000000、1000000000000、10000000000000000</text:span><text:span text:style-name="T35">。</text:span></text:p>
                        </text:list-item>
                      </text:list>
                    </text:list-item>
                    <text:list-item>
                      <text:p text:style-name="P84">交易系統使用 錢 作為單位 的 個體。</text:p>
                      <text:list>
                        <text:list-item>
                          <text:p text:style-name="P87">該個體 認定 錢 是 交易公理、（該文明的、個體之間）交互作用的公理。</text:p>
                        </text:list-item>
                        <text:list-item>
                          <text:p text:style-name="P87">該個體 認定 錢 是 衡量、度量、量化 一切的 標準、真理、公理。</text:p>
                        </text:list-item>
                        <text:list-item>
                          <text:p text:style-name="P87">該個體 自然而然、理所當然 發展出 各式各樣的 定理、常數、工具、機制、體制。</text:p>
                        </text:list-item>
                        <text:list-item>
                          <text:p text:style-name="P87">該個體 有機率認定 德 完全不重要、毫無意義、沒有任何意義。</text:p>
                          <text:list>
                            <text:list-item>
                              <text:p text:style-name="P87">原因很明顯，德 的 高低 完全不會 體現在 錢 上面。</text:p>
                              <text:list>
                                <text:list-item>
                                  <text:p text:style-name="P87">德、錢 是 水、油。</text:p>
                                </text:list-item>
                                <text:list-item>
                                  <text:p text:style-name="P87">德、錢 有機率是 負相關、超越指數關係型負相關。</text:p>
                                  <text:list>
                                    <text:list-item>
                                      <text:p text:style-name="P87">個體的 德 越高，錢 越少，獲得錢的速度 越慢。</text:p>
                                    </text:list-item>
                                    <text:list-item>
                                      <text:p text:style-name="P87">個體的 德 越低，錢 越多，獲得錢的速度 越快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7">該系統 鼓勵 降低、退化 德 的 個體。</text:p>
                          <text:list>
                            <text:list-item>
                              <text:p text:style-name="P37"><text:span text:style-name="T35">該系統 是 </text:span><text:span text:style-name="T31">使用 錢 作為單位 的 交易系統、交易體制、交易制度、交易機制。</text:span></text:p>
                            </text:list-item>
                            <text:list-item>
                              <text:p text:style-name="P87">鼓勵 是 誘導、誘使、正向回饋。</text:p>
                            </text:list-item>
                            <text:list-item>
                              <text:p text:style-name="P87">該系統 鼓勵 個體，缺德、無德、反德。</text:p>
                              <text:list>
                                <text:list-item>
                                  <text:p text:style-name="P87">該個體，德 越低，錢 越多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7">該系統 懲罰 提升、昇華 德 的 個體。</text:p>
                          <text:list>
                            <text:list-item>
                              <text:p text:style-name="P87">懲罰 是 失落感、冷落感、冷漠感、絕望感、人情冷暖感、相對剝奪感。</text:p>
                            </text:list-item>
                            <text:list-item>
                              <text:p text:style-name="P87">該個體 的 錢 越少，生存危機、危機意識 越濃厚，誘發 德 降低、退化。</text:p>
                              <text:list>
                                <text:list-item>
                                  <text:p text:style-name="P87">極端大多數的個體 為了 生存，什麼事都願意做。</text:p>
                                  <text:list>
                                    <text:list-item>
                                      <text:p text:style-name="P87">更何況是 降低、退化（跟 該系統、錢 無相關、負相關　的）德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7">沉浸在 該系統 之下，該個體 必須 獲得、擁有 錢，才能夠 生存。</text:p>
                              <text:list>
                                <text:list-item>
                                  <text:p text:style-name="P87">錢 是 該個體 的 精神毒品。</text:p>
                                </text:list-item>
                                <text:list-item>
                                  <text:p text:style-name="P87">該個體 無法脫離 錢。</text:p>
                                </text:list-item>
                                <text:list-item>
                                  <text:p text:style-name="P87">該個體 透過 非監督式學習、家教、身教、言教。</text:p>
                                  <text:list>
                                    <text:list-item>
                                      <text:p text:style-name="P87">認定 錢 是 不可違逆、擁有絕對話語權、至高無上、如同神 的存在。</text:p>
                                    </text:list-item>
                                    <text:list-item>
                                      <text:p text:style-name="P87">該個體 看不到、摸不到、認知不到 神。</text:p>
                                      <text:list>
                                        <text:list-item>
                                          <text:p text:style-name="P87">該個體 隨時隨地 能夠 看到、摸到、認知到 錢。</text:p>
                                        </text:list-item>
                                        <text:list-item>
                                          <text:p text:style-name="P28">該個體 有機率崇尚 錢。</text:p>
                                        </text:list-item>
                                        <text:list-item>
                                          <text:p text:style-name="P28">該個體 有機率拋棄 神。</text:p>
                                        </text:list-item>
                                        <text:list-item>
                                          <text:p text:style-name="P28">該個體 有機率崇尚 讓該個體 獲得 錢的其他個體。</text:p>
                                        </text:list-item>
                                        <text:list-item>
                                          <text:p text:style-name="P28">該個體 有機率拋棄 讓該個體 失去 錢的其他個體。</text:p>
                                        </text:list-item>
                                        <text:list-item>
                                          <text:p text:style-name="P28">該個體 有機率拋棄 讓該個體 不會獲得 錢的其他個體。</text:p>
                                        </text:list-item>
                                        <text:list-item>
                                          <text:p text:style-name="P29">對於 該個體 來說，錢 有機率是 衡量一切的 標準、單位、指標。</text:p>
                                        </text:list-item>
                                        <text:list-item>
                                          <text:p text:style-name="P29">對於 該個體 來說，錢 有機率是 真理、事實、絕對、不可撼動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7">該個體 隨時隨地 能夠 看到、摸到、認知到 個體。</text:p>
                                      <text:list>
                                        <text:list-item>
                                          <text:p text:style-name="P87">該個體 隨時隨地 能夠 看到、摸到、認知到 道。</text:p>
                                        </text:list-item>
                                        <text:list-item>
                                          <text:p text:style-name="P87">該個體 看不到、摸不到、認知不到 德。</text:p>
                                        </text:list-item>
                                        <text:list-item>
                                          <text:p text:style-name="P37"><text:span text:style-name="T35">該個體 </text:span><text:span text:style-name="T88">有機率</text:span><text:span text:style-name="T35">崇尚 道。</text:span></text:p>
                                        </text:list-item>
                                        <text:list-item>
                                          <text:p text:style-name="P37"><text:span text:style-name="T35">該個體 </text:span><text:span text:style-name="T88">有機率</text:span><text:span text:style-name="T35">拋棄 德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7">該個體 的 世界觀、信念 的 本質、基石、地基，有機率 是 錢、道。</text:p>
                                      <text:list>
                                        <text:list-item>
                                          <text:p text:style-name="P87">一切的一切 都圍繞著 錢、道。</text:p>
                                        </text:list-item>
                                        <text:list-item>
                                          <text:p text:style-name="P87">違逆 錢、道 的 任何個體 都是 敵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7">個體、道、德、本能、傳承、文明層級 發展 越優良、越心靈平靜，文明 越優良。</text:p>
                          <text:list>
                            <text:list-item>
                              <text:p text:style-name="P87">文明 提升、昇華 不能 顧此失彼。</text:p>
                              <text:list>
                                <text:list-item>
                                  <text:p text:style-name="P87">明顯例子，蓋房子 不要讓 某一特定支撐柱 往上 成長、提升、昇華。</text:p>
                                  <text:list>
                                    <text:list-item>
                                      <text:p text:style-name="P87">某一特定支撐柱 是 某一根柱子、某一些柱子、不是所有柱子。</text:p>
                                    </text:list-item>
                                    <text:list-item>
                                      <text:p text:style-name="P87">蓋房子 要讓 所有支撐柱一起 往上 成長、提升、昇華。</text:p>
                                    </text:list-item>
                                    <text:list-item>
                                      <text:p text:style-name="P87">只讓 某一特定支撐柱 往上 成長 的 房子。</text:p>
                                      <text:list>
                                        <text:list-item>
                                          <text:p text:style-name="P87">該支撐柱 成長 越高、越快，該房子 崩塌、自滅 機率越高、越快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7">其他個體、已經蓋好的房子、熟練的建築師 無法理解 該個體 的 想法。</text:p>
                                      <text:list>
                                        <text:list-item>
                                          <text:p text:style-name="P87">其他個體 有機率傳承 該個體，正確的 蓋房子 方式、知識、技術。</text:p>
                                          <text:list>
                                            <text:list-item>
                                              <text:p text:style-name="P87">該個體 有機率 心靈平靜的 非監督式學習、內化、提升、昇華。</text:p>
                                            </text:list-item>
                                            <text:list-item>
                                              <text:p text:style-name="P87">該個體 有機率 暴躁、惱怒、恐懼、否定、獵巫 該其他個體。</text:p>
                                            </text:list-item>
                                            <text:list-item>
                                              <text:p text:style-name="P87">該個體 有機率認定 自己才是正確的做法、其他個體都是夷蠻。</text:p>
                                            </text:list-item>
                                            <text:list-item>
                                              <text:p text:style-name="P87">該個體 有機率認定 非監督式學習緩慢修正是 萬靈藥，以後也是。</text:p>
                                            </text:list-item>
                                            <text:list-item>
                                              <text:p text:style-name="P87">該個體 有機率認定 房子的一樓蓋好，天花板也鋪好，雖然歪斜</text:p>
                                            </text:list-item>
                                            <text:list-item>
                                              <text:p text:style-name="P87">該個體 有機率認定 繼續蓋 房子的第二層，房子 也能 居住。</text:p>
                                            </text:list-item>
                                            <text:list-item>
                                              <text:p text:style-name="P87">該個體 有機率認定 房子 不可能 崩塌、自滅，以前從來沒發生。</text:p>
                                            </text:list-item>
                                            <text:list-item>
                                              <text:p text:style-name="P87">該個體 有機率認定 該其他個體 不應該 多管閒事、插手。</text:p>
                                            </text:list-item>
                                            <text:list-item>
                                              <text:p text:style-name="P87">該個體 有機率遭到 其他個體、神 實施 必要之惡，守護 該土地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於是那些有獸印記，拜獸像的人。</text:p>
                  <text:list>
                    <text:list-item>
                      <text:p text:style-name="P38"><text:span text:style-name="T31">獸印記 </text:span><text:span text:style-name="T35">是 </text:span><text:span text:style-name="T33">錢</text:span><text:span text:style-name="T92">、紙鈔、鈔票、貨幣、數字</text:span><text:span text:style-name="T88">、符號、象徵</text:span><text:span text:style-name="T33">。</text:span></text:p>
                    </text:list-item>
                    <text:list-item>
                      <text:p text:style-name="P6">拜獸像 是 拜金主義。</text:p>
                    </text:list-item>
                  </text:list>
                </text:list-item>
              </text:list>
            </text:list-item>
            <text:list-item>
              <text:p text:style-name="P6">啟示錄 <text:span text:style-name="T128">↔</text:span><text:span text:style-name="T109"> 本書</text:span>。</text:p>
              <text:list>
                <text:list-item>
                  <text:p text:style-name="P6">第<text:span text:style-name="T51">18</text:span>章。</text:p>
                  <text:list>
                    <text:list-item>
                      <text:p text:style-name="P6">獸 <text:span text:style-name="T128">↔</text:span><text:span text:style-name="T109"> 只發展物質文明、國家、主義。</text:span></text:p>
                      <text:list>
                        <text:list-item>
                          <text:p text:style-name="P6">只發展物質文明 是 全力 追求、崇拜、發展 物質文明。</text:p>
                          <text:list>
                            <text:list-item>
                              <text:p text:style-name="P6">只發展物質文明 是 不發展 精神文明。</text:p>
                            </text:list-item>
                            <text:list-item>
                              <text:p text:style-name="P6">只發展物質文明 是 沒有 同時發展 物質文明、精神文明。</text:p>
                            </text:list-item>
                          </text:list>
                        </text:list-item>
                        <text:list-item>
                          <text:p text:style-name="P6">國家 是 孕育、邊界化。</text:p>
                          <text:list>
                            <text:list-item>
                              <text:p text:style-name="P6">孕育 國家、政府體制。</text:p>
                            </text:list-item>
                            <text:list-item>
                              <text:p text:style-name="P6">以 國家 為中心思想。</text:p>
                              <text:list>
                                <text:list-item>
                                  <text:p text:style-name="P6">明顯例子，假定，某一特定個體 是<text:span text:style-name="T4"> 某一特定國家</text:span><text:span text:style-name="T110">的 國民。</text:span></text:p>
                                  <text:list>
                                    <text:list-item>
                                      <text:p text:style-name="P6">該個體 以 該國家 為中心思想。</text:p>
                                    </text:list-item>
                                    <text:list-item>
                                      <text:p text:style-name="P6">該個體 為了 該國家，即便 傷害 其他國家的個體 也在所不惜。</text:p>
                                      <text:list>
                                        <text:list-item>
                                          <text:p text:style-name="P6">明顯例子，信念戰爭。<text:span text:style-name="T79">（、癌細胞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">該個體 為了 該國家，即便 傷害 地球個體 也在所不惜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">沒有 獸 是 反孕育、無邊界化。</text:p>
                              <text:list>
                                <text:list-item>
                                  <text:p text:style-name="P6">明顯例子，地球文明 沒有 國家。</text:p>
                                  <text:list>
                                    <text:list-item>
                                      <text:p text:style-name="P6">明顯例子，虛無體制。</text:p>
                                      <text:list>
                                        <text:list-item>
                                          <text:p text:style-name="P184">（虛無體制 的 內容 在 <text:span text:style-name="T100">體制</text:span> 文件的 <text:span text:style-name="T100">虛無體制</text:span>）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">個體群 自然而然、理所當然 的 生存、生活、感測、交互作用。</text:p>
                                    </text:list-item>
                                    <text:list-item>
                                      <text:p text:style-name="P6">頂多 搭配 長老、先知、導師，指引、牧、拓荒 地球文明 發展方向。</text:p>
                                      <text:list>
                                        <text:list-item>
                                          <text:p text:style-name="P6">長老、先知、導師 <text:span text:style-name="T129">↔</text:span><text:span text:style-name="T111"> 牧羊人、</text:span>有序化、催化劑。</text:p>
                                          <text:list>
                                            <text:list-item>
                                              <text:p text:style-name="P6">抽象例子，（醫院的）核磁共振。<text:span text:style-name="T79">（磁力線 有序化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85">（長老、先知、導師 的 內容 在 <text:span text:style-name="T100">哲學</text:span> 文件的 <text:span text:style-name="T100">莊子</text:span> 的 <text:span text:style-name="T116">主心骨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">以 生態圈個體、地球個體、太陽系個體<text:span text:style-name="T4">、&lt;_?</text:span><text:span text:style-name="T50">3_&gt;個</text:span><text:span text:style-name="T110">體 為中心思想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">主義 的 明顯例子，資本主義、共產主義。</text:p>
                          <text:list>
                            <text:list-item>
                              <text:p text:style-name="P6">資本主義 是 私有財產。</text:p>
                            </text:list-item>
                            <text:list-item>
                              <text:p text:style-name="P6">共產主義 是 政府分配財產。</text:p>
                            </text:list-item>
                            <text:list-item>
                              <text:p text:style-name="P6">沒有 主義 是 反孕育、無邊界化。</text:p>
                              <text:list>
                                <text:list-item>
                                  <text:p text:style-name="P6">明顯例子，虛無主義。</text:p>
                                  <text:list>
                                    <text:list-item>
                                      <text:p text:style-name="P186">（虛無主義 的 描述在 <text:span text:style-name="T100">_</text:span> 文件群的 <text:span text:style-name="T100">錢</text:span><text:span text:style-name="T97"> 的 </text:span><text:span text:style-name="T106">錢、德 是 負相關性</text:span>）</text:p>
                                    </text:list-item>
                                    <text:list-item>
                                      <text:p text:style-name="P6">明顯例子，每一個個體都能使用宇宙飛船（星星的孩子）。</text:p>
                                      <text:list>
                                        <text:list-item>
                                          <text:p text:style-name="P6">虛無主義 不是 私有財產。</text:p>
                                        </text:list-item>
                                        <text:list-item>
                                          <text:p text:style-name="P6">虛無主義 不是 政府分配財產。</text:p>
                                        </text:list-item>
                                        <text:list-item>
                                          <text:p text:style-name="P6">虛無主義 是 自然財產。</text:p>
                                          <text:list>
                                            <text:list-item>
                                              <text:p text:style-name="P6">自然財產 是 想用就用，不想用就物歸原處。</text:p>
                                            </text:list-item>
                                            <text:list-item>
                                              <text:p text:style-name="P6">想用就用 不是 搶劫、剝奪。</text:p>
                                            </text:list-item>
                                            <text:list-item>
                                              <text:p text:style-name="P6">想用就用 是 進入 某一特定區域，使用 空閒的 自然財產。</text:p>
                                            </text:list-item>
                                            <text:list-item>
                                              <text:p text:style-name="P6">明顯例子，進入 停船場，使用 空閒的 宇宙飛船，想用就用。</text:p>
                                            </text:list-item>
                                            <text:list-item>
                                              <text:p text:style-name="P6">明顯例子，不想用 就歸還 宇宙飛船 到 停船場。</text:p>
                                            </text:list-item>
                                            <text:list-item>
                                              <text:p text:style-name="P6">地球個體 製造的 產物 是 自然產物。</text:p>
                                            </text:list-item>
                                            <text:list-item>
                                              <text:p text:style-name="P6">非人造產物 是 自然產物。<text:span text:style-name="T79">（明顯例子，人類以外物種造產物）</text:span></text:p>
                                            </text:list-item>
                                            <text:list-item>
                                              <text:p text:style-name="P6">人造產物 是 自然產物。</text:p>
                                            </text:list-item>
                                            <text:list-item>
                                              <text:p text:style-name="P6">明顯例子，大自然、地球資源、空氣、風聲、樹葉、陽光、汽車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巴比倫 <text:span text:style-name="T128">↔</text:span><text:span text:style-name="T109"> 錢、金錢、金融中心、獲利、透支、借貸、貸款、槓桿、股票、基金、期貨。</text:span></text:p>
                    </text:list-item>
                  </text:list>
                </text:list-item>
                <text:list-item>
                  <text:p text:style-name="P6">第<text:span text:style-name="T4">20</text:span>章。</text:p>
                  <text:list>
                    <text:list-item>
                      <text:p text:style-name="P7">復活 <text:span text:style-name="T130">↔</text:span><text:span text:style-name="T112"> 輪迴。</text:span></text:p>
                      <text:list>
                        <text:list-item>
                          <text:p text:style-name="P31">明顯例子，本代型意識層個體 進入 某一特定人類的肉質層個體。</text:p>
                        </text:list-item>
                        <text:list-item>
                          <text:p text:style-name="P7">明顯例子，某一特定個體 進入『完全死亡狀態』。</text:p>
                          <text:list>
                            <text:list-item>
                              <text:p text:style-name="P7">該個體 投胎、進入 到 某一特定人類的肉質層個體。</text:p>
                              <text:list>
                                <text:list-item>
                                  <text:p text:style-name="P7">祖代型意識層個體 轉變成 本代型意識層個體。</text:p>
                                </text:list-item>
                                <text:list-item>
                                  <text:p text:style-name="P7">輪<text:span text:style-name="T5">迴</text:span><text:span text:style-name="T38">0次</text:span><text:span text:style-name="T113">以上的 本代型意識層個體。</text:span></text:p>
                                </text:list-item>
                              </text:list>
                            </text:list-item>
                            <text:list-item>
                              <text:p text:style-name="P7">該個體的 思想、決策、行動 <text:span text:style-name="T131">↔</text:span><text:span text:style-name="T114"> （啟示錄 認定的）基督徒、信徒 的 考驗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紀錄 言語、行為、一切 的 書 <text:span text:style-name="T132">↔</text:span><text:span text:style-name="T39"> 紀錄 </text:span>思想、決策、行動 的 <text:span text:style-name="T39">log</text:span><text:span text:style-name="T115">檔。</text:span></text:p>
                      <text:list>
                        <text:list-item>
                          <text:p text:style-name="P7"><text:span text:style-name="T102">log檔 的 </text:span><text:span text:style-name="T101">明顯例子，網頁log檔、遊戲log檔、資料庫log檔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3">（基督教 認定的）敵基督 有機率 自稱是（基督教 認定的）彌賽亞、神。</text:p>
                  <text:list>
                    <text:list-item>
                      <text:p text:style-name="P163">該敵基督 有機率 行使（人類 認定的）神蹟、神跡。</text:p>
                    </text:list-item>
                    <text:list-item>
                      <text:p text:style-name="P163">該敵基督 有機率 被 人類 認定是（基督教 認定的）彌賽亞。</text:p>
                    </text:list-item>
                    <text:list-item>
                      <text:p text:style-name="P163">該敵基督 有機率 到達、進入 耶路撒冷，要求 人類 建造聖殿、建造偶像、跪拜自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本書 與 該時刻"/>本書 與 該時刻<text:bookmark-end text:name="本書 與 該時刻"/></text:p>
          <text:list>
            <text:list-item>
              <text:p text:style-name="P6">一切 水到渠成、自然而然、理所當然 的 發生。</text:p>
            </text:list-item>
            <text:list-item>
              <text:p text:style-name="P6">（過去、當下、未來）一切 的 準備、交匯點 都在 該時刻 發生。</text:p>
              <text:list>
                <text:list-item>
                  <text:p text:style-name="P39"><text:span text:style-name="T88">明顯例子，</text:span><text:span text:style-name="T37">太陽東昇西降、月亮圓缺變化、蘋果會往下掉。</text:span></text:p>
                  <text:list>
                    <text:list-item>
                      <text:p text:style-name="P88">一切、一切的發生、一切的現象、一切的一切，都是 如此 自然而然、理所當然。</text:p>
                    </text:list-item>
                  </text:list>
                </text:list-item>
              </text:list>
            </text:list-item>
            <text:list-item>
              <text:p text:style-name="P6">本書 的 所有內容，源自於 地球文明 所累積的、所散落的 一切的一切。</text:p>
            </text:list-item>
            <text:list-item>
              <text:p text:style-name="P6">偉大的存在 精密而巧妙 依序、同時 放入 治癒 訊息，散落在 地球文明 各處。</text:p>
              <text:list>
                <text:list-item>
                  <text:p text:style-name="P6">訊息 的 明顯例子，讓 細胞 有機率產生 自癒機制 的 化學物質。</text:p>
                </text:list-item>
                <text:list-item>
                  <text:p text:style-name="P6">各處 是 分散的、零碎的、隱晦的 時間、空間、文明、文化 碎片、一小部分、隻言片語。</text:p>
                </text:list-item>
                <text:list-item>
                  <text:p text:style-name="P6">本書 只是 攝取、重組、融合 散落的提示，投影到 意識層，自然而然、理所當然 的 現象。</text:p>
                  <text:list>
                    <text:list-item>
                      <text:p text:style-name="P6">散落 是 散落 在地球文明各處。</text:p>
                    </text:list-item>
                    <text:list-item>
                      <text:p text:style-name="P6">該現象 孕育出、誕生出 本書的 內容。</text:p>
                    </text:list-item>
                  </text:list>
                </text:list-item>
                <text:list-item>
                  <text:p text:style-name="P6">明顯例子，時空維度級別的 拼圖。</text:p>
                </text:list-item>
              </text:list>
            </text:list-item>
            <text:list-item>
              <text:p text:style-name="P6">地球文明 即將 迎接 該時刻。<text:span text:style-name="T79">（</text:span><text:span text:style-name="T80">個體 是 個體、群體、文明、文化、宗教、信仰、信念、德</text:span><text:span text:style-name="T79">）</text:span></text:p>
              <text:list>
                <text:list-item>
                  <text:p text:style-name="P6">本書 只是 該時刻 的 小角色。</text:p>
                </text:list-item>
                <text:list-item>
                  <text:p text:style-name="P39"><text:span text:style-name="T88">本書 是為了 該時刻 鋪路，而 存在。</text:span><text:span text:style-name="T83">（後世造化 全看</text:span><text:span text:style-name="T81"> 個人</text:span><text:span text:style-name="T83"> 決策。個人 是 </text:span><text:span text:style-name="T81">&lt;?2&gt;個體</text:span><text:span text:style-name="T83">）</text:span></text:p>
                </text:list-item>
                <text:list-item>
                  <text:p text:style-name="P183"><text:span text:style-name="T87">本書 只是 該時刻 的 一小階樓梯、一小塊敲門磚。</text:span><text:span text:style-name="T84">（偉大的存在 領進門，修行在個人）</text:span></text:p>
                </text:list-item>
              </text:list>
            </text:list-item>
            <text:list-item>
              <text:p text:style-name="P39"><text:span text:style-name="T88">本書 有機率 </text:span><text:span text:style-name="T94">達標、</text:span><text:span text:style-name="T88">超標、昇華 本天命。</text:span><text:span text:style-name="T74">（本書的其他 目的、天命，專家讀者 有機率 發現）</text:span></text:p>
              <text:list>
                <text:list-item>
                  <text:p text:style-name="P6">本天命 是 本書 的 天命。</text:p>
                </text:list-item>
              </text:list>
            </text:list-item>
          </text:list>
        </text:list-item>
        <text:list-item>
          <text:p text:style-name="P6"><text:bookmark-start text:name="預知夢"/>預知夢<text:bookmark-end text:name="預知夢"/></text:p>
          <text:list>
            <text:list-item>
              <text:p text:style-name="P8"><text:span text:style-name="T4">&lt;?</text:span><text:span text:style-name="T41">2&gt;</text:span><text:span text:style-name="T75">個體 睡著 之後，主意識、潛意識 有機率 釋放 意識權。</text:span></text:p>
              <text:list>
                <text:list-item>
                  <text:p text:style-name="P32">第二層級意識（以上）有機率 獲得 意識權。</text:p>
                </text:list-item>
                <text:list-item>
                  <text:p text:style-name="P9"><text:span text:style-name="T75">第二層級意識（以上）是 該個體的 </text:span><text:span text:style-name="T41">無意識</text:span><text:span text:style-name="T75">（以上）。</text:span></text:p>
                  <text:list>
                    <text:list-item>
                      <text:p text:style-name="P9">第一層級意識 是 潛意識。</text:p>
                    </text:list-item>
                    <text:list-item>
                      <text:p text:style-name="P10">第零層級意識 是 主意識。<text:span text:style-name="T69">（清醒意識、現實沉浸感意識</text:span><text:span text:style-name="T70">、&lt;?</text:span><text:span text:style-name="T72">[]&gt;沉浸感</text:span><text:span text:style-name="T73">意識</text:span><text:span text:style-name="T69">）</text:span></text:p>
                    </text:list-item>
                  </text:list>
                </text:list-item>
                <text:list-item>
                  <text:p text:style-name="P11"><text:span text:style-name="T41">&lt;?</text:span><text:span text:style-name="T42">2&gt;個體 有機率 在醒來狀態，</text:span><text:span text:style-name="T41">第二層級意識（以上）獲得 意識權。</text:span></text:p>
                  <text:list>
                    <text:list-item>
                      <text:p text:style-name="P49"><text:span text:style-name="T6">明顯例子，</text:span><text:span text:style-name="T45">意識</text:span><text:span text:style-name="T6"> 文件的 </text:span><text:span text:style-name="T44">冥想、心靈平靜、心流、無我、虛無</text:span><text:span text:style-name="T7">。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">&lt;?</text:span><text:span text:style-name="T41">2&gt;</text:span><text:span text:style-name="T75">個體 的 第二層級意識（以上）有機率使用 意識層法則、第二層級法則（以上）。</text:span></text:p>
              <text:list>
                <text:list-item>
                  <text:p text:style-name="P13"><text:span text:style-name="T41">預知夢 是 </text:span><text:span text:style-name="T4">&lt;?</text:span><text:span text:style-name="T41">2&gt;</text:span><text:span text:style-name="T75">個體 睡著狀態，</text:span><text:span text:style-name="T41">使用 意識層法則、第二層級法則（以上）獲得 的 記憶。</text:span></text:p>
                </text:list-item>
                <text:list-item>
                  <text:p text:style-name="P14"><text:span text:style-name="T41">&lt;?</text:span><text:span text:style-name="T43">2&gt;個體 的 夢 不一定是 預知夢。</text:span></text:p>
                </text:list-item>
              </text:list>
            </text:list-item>
            <text:list-item>
              <text:p text:style-name="P15"><text:span text:style-name="T4">&lt;?</text:span><text:span text:style-name="T41">2&gt;</text:span><text:span text:style-name="T75">個體 的 第二層級意識（以上）有機率把 預知夢 的 記憶 傳遞到 潛意識。</text:span></text:p>
            </text:list-item>
            <text:list-item>
              <text:p text:style-name="P15"><text:span text:style-name="T4">&lt;?</text:span><text:span text:style-name="T43">2&gt;個</text:span><text:span text:style-name="T76">體 醒來 之後，第零層級意識（以下）有機率 回憶 預知夢。</text:span></text:p>
            </text:list-item>
            <text:list-item>
              <text:p text:style-name="P16"><text:span text:style-name="T4">&lt;?</text:span><text:span text:style-name="T68">2&gt;個體 </text:span><text:span text:style-name="T4">睡著 比 清醒，更容易 預知、更不容易 回憶。</text:span></text:p>
              <text:list>
                <text:list-item>
                  <text:p text:style-name="P17">睡著 之後，<text:span text:style-name="T75">第二層級意識（以上）更有機率 獲得 意識權。</text:span></text:p>
                </text:list-item>
                <text:list-item>
                  <text:p text:style-name="P17">睡著 之後，潛<text:span text:style-name="T75">意識、第一層級意識 有機率 部分運作、完全運作。</text:span></text:p>
                  <text:list>
                    <text:list-item>
                      <text:p text:style-name="P33">該潛意識 有機率 紀錄、記憶 第二層級意識（以上）傳遞過來 的 記憶。</text:p>
                    </text:list-item>
                    <text:list-item>
                      <text:p text:style-name="P18">該個體 醒來 之後，該主意識 <text:span text:style-name="T75">有機率 讀取、回憶 潛意識 紀錄 的 記憶、預知夢。</text:span></text:p>
                    </text:list-item>
                  </text:list>
                </text:list-item>
                <text:list-item>
                  <text:p text:style-name="P19">睡著 之後，潛<text:span text:style-name="T75">意識、第一層級意識 有機率 進入『完全休眠狀態』。</text:span></text:p>
                  <text:list>
                    <text:list-item>
                      <text:p text:style-name="P34">該潛意識 無法 紀錄、記憶 第二層級意識（以上）傳遞過來 的 記憶、預知夢。</text:p>
                    </text:list-item>
                  </text:list>
                </text:list-item>
                <text:list-item>
                  <text:p text:style-name="P20">睡著 之後，主<text:span text:style-name="T75">意識、第零層級意識（以下）更有機率 進入『完全休眠狀態』。</text:span></text:p>
                </text:list-item>
              </text:list>
            </text:list-item>
            <text:list-item>
              <text:p text:style-name="P21">預知夢 有兩種。</text:p>
              <text:list>
                <text:list-item>
                  <text:p text:style-name="P22">該個體 睡著 之後，<text:span text:style-name="T75">第二層級意識（以上）有機率 獲得 意識權。</text:span></text:p>
                  <text:list>
                    <text:list-item>
                      <text:p text:style-name="P23">假定，<text:span text:style-name="T75">第二層級意識（以上） 獲得 意識權。</text:span></text:p>
                    </text:list-item>
                    <text:list-item>
                      <text:p text:style-name="P23"><text:span text:style-name="T75">第二層級意識（以上）有機率使用 </text:span><text:span text:style-name="T41">意識層法則、第二層級法則（以上）。</text:span></text:p>
                    </text:list-item>
                    <text:list-item>
                      <text:p text:style-name="P89">第二層級意識（以上）有 使用後的 記憶。</text:p>
                    </text:list-item>
                    <text:list-item>
                      <text:p text:style-name="P24"><text:span text:style-name="T41">假定，第一層級意識 沒有進入</text:span><text:span text:style-name="T75">『完全休眠狀態』。</text:span></text:p>
                    </text:list-item>
                    <text:list-item>
                      <text:p text:style-name="P90">第二層級意識（以上）有機率 傳遞 該記憶 到 第一層級意識。</text:p>
                      <text:list>
                        <text:list-item>
                          <text:p text:style-name="P90">該過程 都是在 該個體 睡著的時候 發生，該個體 有機率認定 預知夢、既視感。</text:p>
                          <text:list>
                            <text:list-item>
                              <text:p text:style-name="P90">既視感 是 該個體 沒有主動 回憶起來。</text:p>
                            </text:list-item>
                            <text:list-item>
                              <text:p text:style-name="P90">既視感 是 該個體 觸景、感測到某一特定特徵、攝取到顯性特徵，而 回憶起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1">第零層級意識（以下）有機率 提取、讀取、感測 第一層級意識 的 記憶。</text:p>
                    </text:list-item>
                    <text:list-item>
                      <text:p text:style-name="P91">該個體 在 清醒狀態，有機率 主動、不經意 回憶 起來。</text:p>
                      <text:list>
                        <text:list-item>
                          <text:p text:style-name="P92">該回憶 是 第零層級意識（以下）提取、讀取、感測 第一層級意識 的 記憶、過程。</text:p>
                        </text:list-item>
                        <text:list-item>
                          <text:p text:style-name="P92">該個體 周遭 沒有 預知夢 相關的事物，該個體 有機率認定 該回憶 是 預知夢。</text:p>
                        </text:list-item>
                        <text:list-item>
                          <text:p text:style-name="P93">該個體 周遭 有 預知夢 相關的事物，該個體 有機率認定 該回憶 是 既視感。</text:p>
                        </text:list-item>
                      </text:list>
                    </text:list-item>
                  </text:list>
                </text:list-item>
                <text:list-item>
                  <text:p text:style-name="P25">輪迴前 的 記憶。</text:p>
                  <text:list>
                    <text:list-item>
                      <text:p text:style-name="P94">第二層級意識（以上）在 睡著 的時候，把 記憶 傳遞到 潛意識。</text:p>
                      <text:list>
                        <text:list-item>
                          <text:p text:style-name="P95">記憶 是 輪迴前的記憶。</text:p>
                          <text:list>
                            <text:list-item>
                              <text:p text:style-name="P95">輪迴前的記憶 是 第二層級意識（以上）已知的重大時刻。</text:p>
                              <text:list>
                                <text:list-item>
                                  <text:p text:style-name="P188">重大時刻 在 下面 有 描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4">主意識 在 清醒 的時候，讀取 潛意識 的 該記憶。</text:p>
                        </text:list-item>
                      </text:list>
                    </text:list-item>
                    <text:list-item>
                      <text:p text:style-name="P96">玩家、玩家型NPC 有機率有 投胎選擇權。</text:p>
                      <text:list>
                        <text:list-item>
                          <text:p text:style-name="P97">還沒投胎的 玩家、玩家型NPC 是 第二層級意識（以上）的 意識層個體。</text:p>
                          <text:list>
                            <text:list-item>
                              <text:p text:style-name="P97">該個體 沒有 肉質層、第一層級意識（以下）。</text:p>
                            </text:list-item>
                          </text:list>
                        </text:list-item>
                        <text:list-item>
                          <text:p text:style-name="P96">投胎選擇權 是 選擇 要進入的 NPC、肉質層。</text:p>
                          <text:list>
                            <text:list-item>
                              <text:p text:style-name="P96">該NPC 有 肉質層。</text:p>
                            </text:list-item>
                            <text:list-item>
                              <text:p text:style-name="P96">該NPC 有機率有 第零層級意識（以上）。</text:p>
                            </text:list-item>
                            <text:list-item>
                              <text:p text:style-name="P96">大多數的 NPC 的 意識層 是 連續 向上堆疊。</text:p>
                              <text:list>
                                <text:list-item>
                                  <text:p text:style-name="P96">明顯例子，該NPC 有 第零層級意識 ~ 第二層級意識。</text:p>
                                </text:list-item>
                                <text:list-item>
                                  <text:p text:style-name="P98">極端少數的 NPC 的 意識層 是 跳躍式 向上堆疊。</text:p>
                                  <text:list>
                                    <text:list-item>
                                      <text:p text:style-name="P98">明顯例子，該NPC 有 第零層級意識、第二層級意識。</text:p>
                                      <text:list>
                                        <text:list-item>
                                          <text:p text:style-name="P98">該NPC 沒有 第一層級意識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9">該個體 進入 有 第二層級意識（以上）的 NPC。</text:p>
                              <text:list>
                                <text:list-item>
                                  <text:p text:style-name="P100">相性 越差，該NPC 越有機率 出現 第二層級意識（以上）多重人格 現象。</text:p>
                                </text:list-item>
                                <text:list-item>
                                  <text:p text:style-name="P101">相性 越好，該個體、該NPC 的 第二層級意識（以上）越有機率 交互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2">玩家、玩家型NPC 在 選擇 之前，有機率 觀看 該NPC的 重大時刻。</text:p>
                          <text:list>
                            <text:list-item>
                              <text:p text:style-name="P102">重大時刻 是 該NPC 的 節點、重要選擇支、選擇線路的分岔點、轉捩點。</text:p>
                            </text:list-item>
                            <text:list-item>
                              <text:p text:style-name="P102">重大時刻 是 對於 該NPC 來說，一生當中 發生率極大 的 重大事件、主要事件。</text:p>
                            </text:list-item>
                            <text:list-item>
                              <text:p text:style-name="P103">重大時刻 有機率 零個（以上）。</text:p>
                            </text:list-item>
                            <text:list-item>
                              <text:p text:style-name="P103">投胎之後，玩家、玩家型NPC 有機率仍然記憶 該重大時刻。</text:p>
                            </text:list-item>
                            <text:list-item>
                              <text:p text:style-name="P103">第零層級意識 有機率 提取、讀取、回憶 該重大時刻。</text:p>
                              <text:list>
                                <text:list-item>
                                  <text:p text:style-name="P103">明顯例子，該重大時刻的 記憶 一層一層 往下，傳遞到 第零層級意識。</text:p>
                                </text:list-item>
                              </text:list>
                            </text:list-item>
                            <text:list-item>
                              <text:p text:style-name="P103">大多數的個體 都是 觸景、事後 回憶起來。</text:p>
                              <text:list>
                                <text:list-item>
                                  <text:p text:style-name="P104">該個體 有機率認定 是 既視感、記憶錯覺。</text:p>
                                </text:list-item>
                                <text:list-item>
                                  <text:p text:style-name="P104">該現象 有機率是 記憶重疊 所產生的 現象。</text:p>
                                  <text:list>
                                    <text:list-item>
                                      <text:p text:style-name="P105">記憶重疊 是 第一份記憶、第二份記憶 重疊。</text:p>
                                      <text:list>
                                        <text:list-item>
                                          <text:p text:style-name="P105">第一份記憶 是 第二層級意識（以上）傳遞到 第零層級意識 的記憶。</text:p>
                                        </text:list-item>
                                        <text:list-item>
                                          <text:p text:style-name="P105">第二份記憶 是 第零層級意識 透過 實際體驗，獲得的 記憶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3">少數的個體 有機率 事前 回憶起來。</text:p>
                              <text:list>
                                <text:list-item>
                                  <text:p text:style-name="P103">該個體 有機率認定 只是 夢、幻覺、幻想，對 重大時刻 毫無準備。</text:p>
                                </text:list-item>
                                <text:list-item>
                                  <text:p text:style-name="P103">該個體 有機率 事先做好準備，面對 可能會發生的 重大時刻。</text:p>
                                  <text:list>
                                    <text:list-item>
                                      <text:p text:style-name="P103">重大時刻 是 發生率極高 的 重要事件。</text:p>
                                      <text:list>
                                        <text:list-item>
                                          <text:p text:style-name="P26"><text:span text:style-name="T41">不代表 重大時刻 一定</text:span><text:span text:style-name="T49">、100% 會發生。</text:span></text:p>
                                        </text:list-item>
                                        <text:list-item>
                                          <text:p text:style-name="P107">不代表 第二層級意識（以上）的記憶 完全符合 實際發生。</text:p>
                                          <text:list>
                                            <text:list-item>
                                              <text:p text:style-name="P108">原因很明顯，其他個體的重大時刻 也會影響 該重大時刻。</text:p>
                                            </text:list-item>
                                            <text:list-item>
                                              <text:p text:style-name="P109">原因很明顯，該個體 過去、當下 思想、決策、行動 有機率影響。</text:p>
                                            </text:list-item>
                                            <text:list-item>
                                              <text:p text:style-name="P110">原因很明顯，其他個體 一舉一動 有機率影響 該重大時刻。</text:p>
                                            </text:list-item>
                                            <text:list-item>
                                              <text:p text:style-name="P110">改變的個體數量 越多，重大時刻 越有機率 被改變、有出入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7">重大時刻 有機率 被改變、提早、延遲。</text:p>
                                  <text:list>
                                    <text:list-item>
                                      <text:p text:style-name="P107">重大時刻 極端難以 被改變。</text:p>
                                    </text:list-item>
                                    <text:list-item>
                                      <text:p text:style-name="P107">共振、共鳴、共識 的 個體數量 越多，重大時刻 越有機率 被改變。</text:p>
                                      <text:list>
                                        <text:list-item>
                                          <text:p text:style-name="P111">個體 朝向 正面 共振、共鳴、共識，對 重大時刻 有 正面 影響。</text:p>
                                        </text:list-item>
                                        <text:list-item>
                                          <text:p text:style-name="P111">個體 朝向 負面 共振、共鳴、共識，對 重大時刻 有 負面 影響。</text:p>
                                        </text:list-item>
                                        <text:list-item>
                                          <text:p text:style-name="P112">影響 也有 慣性，即便 個體 停止 共振、共鳴、共識。</text:p>
                                          <text:list>
                                            <text:list-item>
                                              <text:p text:style-name="P112">該影響 有機率 持續存在、會發散、不會收斂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6">玩家、玩家型NPC 有機率 直接進入 該NPC。</text:p>
                              <text:list>
                                <text:list-item>
                                  <text:p text:style-name="P106">直接進入 是 主動、被動、被迫、不小心、不知不覺 直接進入。</text:p>
                                </text:list-item>
                                <text:list-item>
                                  <text:p text:style-name="P106">該玩家、該玩家型NPC 有機率 沒有觀看 該NPC的 重大時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2">沒有 投胎選擇權 的 玩家個體、玩家型NPC個體，有機率有 觀看 重大時刻 的 機會。</text:p>
                      <text:list>
                        <text:list-item>
                          <text:p text:style-name="P112">投胎之後，該個體 也有機率傳遞 該記憶 到 第零層級意識。</text:p>
                        </text:list-item>
                      </text:list>
                    </text:list-item>
                    <text:list-item>
                      <text:p text:style-name="P113">讓 玩家個體、玩家型NPC個體 觀看，不是為了讓 該個體 搶奪 NPC個體 的 意識權。</text:p>
                      <text:list>
                        <text:list-item>
                          <text:p text:style-name="P114">讓 該個體 觀看，是為了 讓 該個體 能夠做 好 選擇。</text:p>
                          <text:list>
                            <text:list-item>
                              <text:p text:style-name="P114">該個體 要選擇，認定 自己 能夠 承受 的 NPC個體、重大時刻。</text:p>
                            </text:list-item>
                          </text:list>
                        </text:list-item>
                        <text:list-item>
                          <text:p text:style-name="P114">NPC成長期 的 時候，相對容易 交互作用。</text:p>
                          <text:list>
                            <text:list-item>
                              <text:p text:style-name="P115">交互作用 是 該個體的第二層級意識（以上）、NPC的意識 交互作用。</text:p>
                            </text:list-item>
                            <text:list-item>
                              <text:p text:style-name="P114">NPC 成熟期、衰亡期 的 時候，相對不易 交互作用。</text:p>
                            </text:list-item>
                          </text:list>
                        </text:list-item>
                        <text:list-item>
                          <text:p text:style-name="P114">該個體 的機會 主要在 成長期，影響 該NPC。</text:p>
                          <text:list>
                            <text:list-item>
                              <text:p text:style-name="P114">該影響 會體現 在，該NPC 在 成熟期、衰亡期，一切的 思想、決策、行動。</text:p>
                            </text:list-item>
                          </text:list>
                        </text:list-item>
                        <text:list-item>
                          <text:p text:style-name="P124">&lt;?[+1]&gt; 不是 只有一種 &lt;?[]&gt;。</text:p>
                          <text:list>
                            <text:list-item>
                              <text:p text:style-name="P125">&lt;?[+1]&gt; 是 &lt;?[]&gt; 的 上一個層級世界。</text:p>
                            </text:list-item>
                            <text:list-item>
                              <text:p text:style-name="P114">明顯例子，人類 不是 只有 一款 桌遊、手遊、網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4">越熟練的 玩家個體、玩家型NPC個體，越知道如何、越容易 影響 NPC個體。</text:p>
                      <text:list>
                        <text:list-item>
                          <text:p text:style-name="P116">只要 該個體 的 本能、傳承 足夠高。</text:p>
                          <text:list>
                            <text:list-item>
                              <text:p text:style-name="P116">該個體 在 該NPC個體 的 成熟期、衰亡期，也能 影響、交互作用。</text:p>
                            </text:list-item>
                          </text:list>
                        </text:list-item>
                        <text:list-item>
                          <text:p text:style-name="P117">玩家個體、玩家型NPC個體 有機率不能 直接套用 已經使用習慣的 本能、傳承。</text:p>
                          <text:list>
                            <text:list-item>
                              <text:p text:style-name="P118">原因很明顯，每一個 NPC個體 不同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9">玩家個體、玩家型NPC個體 進入 NPC個體，有機率是 為了 幫助&lt;_?<text:span text:style-name="T140">3_&gt;個體、</text:span>被上提。</text:p>
                      <text:list>
                        <text:list-item>
                          <text:p text:style-name="P118">壓榨、奴役、欺騙 其他個體，被上提的機率 越低。</text:p>
                        </text:list-item>
                        <text:list-item>
                          <text:p text:style-name="P120">讓 其他個體 越 負面情緒，被上提的機率 越低。</text:p>
                        </text:list-item>
                        <text:list-item>
                          <text:p text:style-name="P121">讓 該NPC個體（本身）越 開心、愉悅、心靈平靜，被上提的機率 有機率 越高。</text:p>
                        </text:list-item>
                        <text:list-item>
                          <text:p text:style-name="P122">讓 其他&lt;?<text:span text:style-name="T77">2&gt;</text:span>個體 越 開心、愉悅、心靈平靜，被上提的機率 有機率 越高。</text:p>
                        </text:list-item>
                        <text:list-item>
                          <text:p text:style-name="P123">讓 &lt;?<text:span text:style-name="T78">1&gt; ~ &lt;?u&gt; </text:span>個體 越 開心、愉悅、心靈平靜，被上提的機率 有機率 越高。</text:p>
                        </text:list-item>
                        <text:list-item>
                          <text:p text:style-name="P40"><text:span text:style-name="T5">讓 &lt;_?</text:span><text:span text:style-name="T8">3_&gt;個體 </text:span><text:span text:style-name="T5">越 開心、愉悅、心靈平靜，被上提的機率 有機率 越高。</text:span></text:p>
                        </text:list-item>
                        <text:list-item>
                          <text:p text:style-name="P41"><text:span text:style-name="T5">讓 &lt;?</text:span><text:span text:style-name="T14">n</text:span><text:span text:style-name="T8">&gt; </text:span><text:span text:style-name="T14">~ &lt;?4&gt; </text:span><text:span text:style-name="T8">個體 </text:span><text:span text:style-name="T5">越 開心、愉悅、心靈平靜，被上提的機率 有機率 越高。</text:span></text:p>
                        </text:list-item>
                        <text:list-item>
                          <text:p text:style-name="P42"><text:span text:style-name="T5">讓 &lt;?[]</text:span><text:span text:style-name="T8">&gt;個體 </text:span><text:span text:style-name="T5">越 開心、愉悅、心靈平靜，被上提的機率 有機率 越高。</text:span></text:p>
                        </text:list-item>
                        <text:list-item>
                          <text:p text:style-name="P42"><text:span text:style-name="T5">讓 &lt;?[+</text:span><text:span text:style-name="T13">1</text:span><text:span text:style-name="T5">]</text:span><text:span text:style-name="T8">&gt;個體 </text:span><text:span text:style-name="T5">越 開心、愉悅、心靈平靜，被上提的機率 有機率 越高。</text:span></text:p>
                        </text:list-item>
                      </text:list>
                    </text:list-item>
                    <text:list-item>
                      <text:p text:style-name="P43"><text:span text:style-name="T5">對於 玩家、玩家型NPC 個體 來說，&lt;?</text:span><text:span text:style-name="T9">4&gt;個體、</text:span><text:span text:style-name="T5">&lt;?[]</text:span><text:span text:style-name="T8">&gt;個體、</text:span><text:span text:style-name="T5">&lt;?[+</text:span><text:span text:style-name="T13">1</text:span><text:span text:style-name="T5">]</text:span><text:span text:style-name="T8">&gt;個體 太過遙遠。</text:span></text:p>
                      <text:list>
                        <text:list-item>
                          <text:p text:style-name="P3"><text:span text:style-name="T1">本書 建議 玩家個體、玩家型NPC個體、NPC個體，</text:span><text:span text:style-name="T8">以 </text:span><text:span text:style-name="T5">&lt;_?</text:span><text:span text:style-name="T8">3_&gt;個體 為 中心思想。</text:span></text:p>
                          <text:list>
                            <text:list-item>
                              <text:p text:style-name="P126">玩家個體、玩家型NPC個體 是 第二層級意識（以上）。</text:p>
                            </text:list-item>
                            <text:list-item>
                              <text:p text:style-name="P126">NPC個體 是 肉質層、第一層級意識（以下）。</text:p>
                            </text:list-item>
                            <text:list-item>
                              <text:p text:style-name="P44"><text:span text:style-name="T8">做 任何 思想、決策、行為，都以 &lt;_?</text:span><text:span text:style-name="T5">3_&gt;個體 為 出發點、地基、根基。</text:span></text:p>
                              <text:list>
                                <text:list-item>
                                  <text:p text:style-name="P45"><text:span text:style-name="T8">&lt;_?</text:span><text:span text:style-name="T5">3_&gt;個體 是 蘊含&lt;?</text:span><text:span text:style-name="T10">2&gt;個體的&lt;?3&gt;個體、</text:span><text:span text:style-name="T5">宇宙胞、動能型宇宙。</text:span></text:p>
                                  <text:list>
                                    <text:list-item>
                                      <text:p text:style-name="P46"><text:span text:style-name="T5">&lt;?</text:span><text:span text:style-name="T10">2&gt;個體 的 明顯例子，地球文明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5"><text:span text:style-name="T8">對於 &lt;_?</text:span><text:span text:style-name="T5">3_&gt;個體 來說，&lt;?</text:span><text:span text:style-name="T11">2&gt;個體 之間，越 和諧、共振、心靈平靜，越 優良。</text:span></text:p>
                          <text:list>
                            <text:list-item>
                              <text:p text:style-name="P127">&lt;?2&gt;個體 的 明顯例子，文明個體、人類個體。</text:p>
                            </text:list-item>
                            <text:list-item>
                              <text:p text:style-name="P47"><text:span text:style-name="T5">&lt;?</text:span><text:span text:style-name="T11">2&gt;個體 越發展 精神文明，</text:span><text:span text:style-name="T8">&lt;_?</text:span><text:span text:style-name="T11">3_&gt;個體 越身強體壯。</text:span></text:p>
                            </text:list-item>
                            <text:list-item>
                              <text:p text:style-name="P128">&lt;?2&gt;個體 不能 太偏重 精神文明。</text:p>
                              <text:list>
                                <text:list-item>
                                  <text:p text:style-name="P128">道、德、個體 要 同時、並行 發展。</text:p>
                                  <text:list>
                                    <text:list-item>
                                      <text:p text:style-name="P128">房子 的 支撐柱 越 平整、和諧、共振，房子 穩固性 機率 越高。</text:p>
                                    </text:list-item>
                                    <text:list-item>
                                      <text:p text:style-name="P128">房子 有機率蓋到 二樓（以上）。</text:p>
                                      <text:list>
                                        <text:list-item>
                                          <text:p text:style-name="P128">房子 是 文明。</text:p>
                                        </text:list-item>
                                        <text:list-item>
                                          <text:p text:style-name="P128">二樓 是 第二層級文明。</text:p>
                                          <text:list>
                                            <text:list-item>
                                              <text:p text:style-name="P128">第零層級文明 是 土地（本身）。</text:p>
                                            </text:list-item>
                                            <text:list-item>
                                              <text:p text:style-name="P128">第一層級文明 是 一樓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8"><text:span text:style-name="T11">提升、昇華 該&lt;?</text:span><text:span text:style-name="T12">2&gt;</text:span><text:span text:style-name="T11">個體、&lt;_?</text:span><text:span text:style-name="T12">3_&gt;個體</text:span><text:span text:style-name="T11"> 的 反脆弱性。</text:span></text:p>
                                </text:list-item>
                                <text:list-item>
                                  <text:p text:style-name="P128">明顯例子，火山爆發、乾旱、缺糧、隕石、太陽風暴、閃電、地震、龍捲風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5">&lt;?</text:span><text:span text:style-name="T15">2&gt;個體的 輸出 越有益，&lt;?2&gt;</text:span><text:span text:style-name="T89">個體的 德 越高。</text:span></text:p>
              <text:list>
                <text:list-item>
                  <text:p text:style-name="P50"><text:span text:style-name="T15">&lt;?2&gt;個體的 輸出 越有害，&lt;?2&gt;</text:span><text:span text:style-name="T89">個體的 德 越低。</text:span></text:p>
                  <text:list>
                    <text:list-item>
                      <text:p text:style-name="P142">輸出 是 思想、決策、行動、產出、產物、過程、結果、貢獻、作為、傳承、交互作用。</text:p>
                    </text:list-item>
                    <text:list-item>
                      <text:p text:style-name="P80">德 是 某一特定個體 認定的 德。</text:p>
                      <text:list>
                        <text:list-item>
                          <text:p text:style-name="P142">該某一特定個體、其他個體 認定的 德、決策、指標、標準、閥值，有機率 不同。</text:p>
                          <text:list>
                            <text:list-item>
                              <text:p text:style-name="P142">明顯例子，地球個體、人類個體 認定的 德、決策、指標、標準，有機率 不同。</text:p>
                              <text:list>
                                <text:list-item>
                                  <text:p text:style-name="P75"><text:span text:style-name="T15">某一特定&lt;?</text:span><text:span text:style-name="T16">2&gt;個體的（輸出，蘊含的）德 不是 絕對性。</text:span></text:p>
                                </text:list-item>
                                <text:list-item>
                                  <text:p text:style-name="P75"><text:span text:style-name="T15">某一特定&lt;?</text:span><text:span text:style-name="T16">2&gt;個體的（輸出，蘊含的）德 是 相對性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2">明顯例子。</text:p>
                  <text:list>
                    <text:list-item>
                      <text:p text:style-name="P142">細胞個體的 輸出 越有益於 人類個體，該細胞個體的 德 越高。</text:p>
                      <text:list>
                        <text:list-item>
                          <text:p text:style-name="P50"><text:span text:style-name="T15">該細胞個</text:span><text:span text:style-name="T89">體的 輸出 越有害於</text:span><text:span text:style-name="T15"> 該人類</text:span><text:span text:style-name="T89">個體，</text:span><text:span text:style-name="T15">該細胞</text:span><text:span text:style-name="T89">個體的 德 越低。</text:span></text:p>
                          <text:list>
                            <text:list-item>
                              <text:p text:style-name="P142">德 是 該人類個體 認定的 德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2">動能個體的 輸出 越有益於 人類個體，該動能個體的 德 越高。</text:p>
                      <text:list>
                        <text:list-item>
                          <text:p text:style-name="P50"><text:span text:style-name="T15">該動能個</text:span><text:span text:style-name="T89">體的 輸出 越有害於</text:span><text:span text:style-name="T15"> 該人類</text:span><text:span text:style-name="T89">個體，</text:span><text:span text:style-name="T15">該動能</text:span><text:span text:style-name="T89">個體的 德 越低。</text:span></text:p>
                          <text:list>
                            <text:list-item>
                              <text:p text:style-name="P142">德 是 該人類個體 認定的 德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5">&lt;?</text:span><text:span text:style-name="T15">2&gt;個</text:span><text:span text:style-name="T89">體的 輸出 越有益於</text:span><text:span text:style-name="T15"> &lt;_?3_&gt;</text:span><text:span text:style-name="T89">個體，該</text:span><text:span text:style-name="T15">&lt;?2&gt;</text:span><text:span text:style-name="T89">個體的 德 越高。</text:span></text:p>
                      <text:list>
                        <text:list-item>
                          <text:p text:style-name="P50"><text:span text:style-name="T15">該&lt;?2&gt;個</text:span><text:span text:style-name="T89">體的 輸出 越有害於</text:span><text:span text:style-name="T15"> &lt;_?3_&gt;</text:span><text:span text:style-name="T89">個體，</text:span><text:span text:style-name="T15">該&lt;?2&gt;</text:span><text:span text:style-name="T89">個體的 德 越低。</text:span></text:p>
                          <text:list>
                            <text:list-item>
                              <text:p text:style-name="P142">德 是 &lt;_?3_&gt;個體 認定的 德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5">&lt;?</text:span><text:span text:style-name="T15">2&gt;個</text:span><text:span text:style-name="T89">體的 輸出 越有益於</text:span><text:span text:style-name="T15"> &lt;?[]&gt;</text:span><text:span text:style-name="T89">個體，該</text:span><text:span text:style-name="T15">&lt;?2&gt;</text:span><text:span text:style-name="T89">個體的 德 越高。</text:span></text:p>
                      <text:list>
                        <text:list-item>
                          <text:p text:style-name="P50"><text:span text:style-name="T15">該&lt;?2&gt;個</text:span><text:span text:style-name="T89">體的 輸出 越有害於</text:span><text:span text:style-name="T15"> &lt;?[]&gt;</text:span><text:span text:style-name="T89">個體，</text:span><text:span text:style-name="T15">該&lt;?2&gt;</text:span><text:span text:style-name="T89">個體的 德 越低。</text:span></text:p>
                          <text:list>
                            <text:list-item>
                              <text:p text:style-name="P142">德 是 &lt;?[]&gt;個體 認定的 德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5">&lt;?</text:span><text:span text:style-name="T15">2&gt;個</text:span><text:span text:style-name="T89">體的 輸出 越有益於</text:span><text:span text:style-name="T15"> &lt;?[</text:span><text:span text:style-name="T17">A</text:span><text:span text:style-name="T15">]&gt;</text:span><text:span text:style-name="T89">個體，該</text:span><text:span text:style-name="T15">&lt;?2&gt;</text:span><text:span text:style-name="T89">個體的 德 越高。</text:span></text:p>
                      <text:list>
                        <text:list-item>
                          <text:p text:style-name="P76"><text:span text:style-name="T96">Λ</text:span><text:span text:style-name="T5"> &gt;= </text:span><text:span text:style-name="T17">A</text:span><text:span text:style-name="T5"> &gt;= </text:span><text:span text:style-name="T96">V。</text:span></text:p>
                        </text:list-item>
                        <text:list-item>
                          <text:p text:style-name="P50"><text:span text:style-name="T15">該&lt;?2&gt;個</text:span><text:span text:style-name="T89">體的 輸出 越有害於</text:span><text:span text:style-name="T15"> &lt;?[</text:span><text:span text:style-name="T17">A</text:span><text:span text:style-name="T15">]&gt;</text:span><text:span text:style-name="T89">個體，</text:span><text:span text:style-name="T15">該&lt;?2&gt;</text:span><text:span text:style-name="T89">個體的 德 越低。</text:span></text:p>
                          <text:list>
                            <text:list-item>
                              <text:p text:style-name="P50"><text:span text:style-name="T15">德 是 &lt;?[</text:span><text:span text:style-name="T17">A</text:span><text:span text:style-name="T15">]&gt;個體 認定的 德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2">德 越低，機會次數、被上提機率 有機率 越低。</text:p>
                      <text:list>
                        <text:list-item>
                          <text:p text:style-name="P143">某一特定第二層級意識（以上）個體 的 機會次數、被上提機率 越低。</text:p>
                          <text:list>
                            <text:list-item>
                              <text:p text:style-name="P144">該第二層級意識（以上）個體 被 反孕育、反蘊含 的機率 越高。</text:p>
                              <text:list>
                                <text:list-item>
                                  <text:p text:style-name="P144">明顯例子，自然療法、化療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5">（該第二層級意識（以上）個體進入的）NPC、肉質層，進入『完全死亡狀態』之後。</text:p>
                          <text:list>
                            <text:list-item>
                              <text:p text:style-name="P146">該第二層級意識（以上）個體 的 德，有機率 進行 區域性、全域性 結算。</text:p>
                              <text:list>
                                <text:list-item>
                                  <text:p text:style-name="P147">德 是 某一特定個體 認定的 積分、決策、指標、標準、閥值、快照、輸出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9"><text:span text:style-name="T98">該第二層級意識（以上）個體 有機率 </text:span>機會次數<text:span text:style-name="T98">用完 </text:span>之前，<text:span text:style-name="T98">被 反孕育、反蘊含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1"><text:span text:style-name="T15">&lt;?</text:span><text:span text:style-name="T19">2&gt;</text:span><text:span text:style-name="T15">個體的 輸出 越有益，對 其他</text:span><text:span text:style-name="T18">個體 無害、有益 的 機率 越高。</text:span></text:p>
                  <text:list>
                    <text:list-item>
                      <text:p text:style-name="P51"><text:span text:style-name="T18">該&lt;?</text:span><text:span text:style-name="T19">2&gt;</text:span><text:span text:style-name="T15">個體的 輸出 有機率 自然而然、理所當然 無害、有益 其他個體。</text:span></text:p>
                      <text:list>
                        <text:list-item>
                          <text:p text:style-name="P148">該其他個體 是 &lt;_?3_&gt;個體 認定的 正常個體、無害個體、有益個體。</text:p>
                          <text:list>
                            <text:list-item>
                              <text:p text:style-name="P149">該其他個體 有機率是 有害、有益 混合。</text:p>
                            </text:list-item>
                            <text:list-item>
                              <text:p text:style-name="P149">該其他個體 有機率是 某些情境 有害，某些情境 有益。</text:p>
                            </text:list-item>
                            <text:list-item>
                              <text:p text:style-name="P150">該其他個體 有機率是 有害，但是 該其他個體 能 被治癒成 有益 &lt;_?3_&gt;個體。</text:p>
                            </text:list-item>
                            <text:list-item>
                              <text:p text:style-name="P151">該其他個體 有機率是 剛開始 有害，後來 有益。</text:p>
                            </text:list-item>
                            <text:list-item>
                              <text:p text:style-name="P151">該其他個體 有機率是 剛開始 有益，後來 有害。</text:p>
                              <text:list>
                                <text:list-item>
                                  <text:p text:style-name="P148">明顯例子，太極圖、人無完人、白血病。</text:p>
                                </text:list-item>
                              </text:list>
                            </text:list-item>
                            <text:list-item>
                              <text:p text:style-name="P148">假定，該其他個體 是 異常個體、有害個體、無益個體。</text:p>
                              <text:list>
                                <text:list-item>
                                  <text:p text:style-name="P148">該其他個體 有機率被 &lt;_?<text:span text:style-name="T99">3_&gt;個體、另外的其他個體 視為威脅、殲滅、滅絕。</text:span></text:p>
                                  <text:list>
                                    <text:list-item>
                                      <text:p text:style-name="P152"><text:span text:style-name="T99">另外的其他個體 的 </text:span>明顯例子，抗生素、白血球、T細胞、巨噬細胞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"><text:span text:style-name="T15">該&lt;?</text:span><text:span text:style-name="T19">2&gt;</text:span><text:span text:style-name="T15">個體 以 &lt;_?</text:span><text:span text:style-name="T19">3_&gt;個體 為 中心思想，該&lt;?2&gt;個體</text:span><text:span text:style-name="T15"> 輸出 有益於 &lt;_?</text:span><text:span text:style-name="T19">3_&gt;個體。</text:span></text:p>
                        </text:list-item>
                        <text:list-item>
                          <text:p text:style-name="P153">該&lt;?2&gt;個體的 輸出 有機率 自然而然、理所當然 無害、有益 該其他個體。</text:p>
                          <text:list>
                            <text:list-item>
                              <text:p text:style-name="P153">對於 該&lt;?2&gt;個體 來說，該輸出 是 副產品、自然產物、附加價值。</text:p>
                            </text:list-item>
                          </text:list>
                        </text:list-item>
                        <text:list-item>
                          <text:p text:style-name="P51"><text:span text:style-name="T19">該&lt;?2&gt;個體的 越有益於 &lt;_?</text:span><text:span text:style-name="T20">3_&gt;個體、該其他個體，該&lt;?2&gt;個體的 德 越高。</text:span></text:p>
                          <text:list>
                            <text:list-item>
                              <text:p text:style-name="P52"><text:span text:style-name="T19">&lt;_?</text:span><text:span text:style-name="T20">3_&gt;個體 越身強體壯。</text:span></text:p>
                            </text:list-item>
                            <text:list-item>
                              <text:p text:style-name="P154">該&lt;?2&gt;個體的 貢獻 越優良，該&lt;?2&gt;個體的 德 越高。</text:p>
                              <text:list>
                                <text:list-item>
                                  <text:p text:style-name="P154">明顯例子，精神文明、物質文明 的 發展、橫向傳承、縱向傳承。</text:p>
                                </text:list-item>
                                <text:list-item>
                                  <text:p text:style-name="P155">明顯例子，讓 該&lt;?2&gt;個體（自己）、該其他個體 感受到 溫暖、輕鬆、幸福。</text:p>
                                </text:list-item>
                                <text:list-item>
                                  <text:p text:style-name="P53"><text:span text:style-name="T20">明顯例子，自然無為、轉換工具 攝取 &lt;_?</text:span><text:span text:style-name="T21">3_&gt;個體的 自然輸出，發展 文明。</text:span></text:p>
                                </text:list-item>
                                <text:list-item>
                                  <text:p text:style-name="P54"><text:span text:style-name="T20">明顯例子，該&lt;?2&gt;個體、&lt;?</text:span><text:span text:style-name="T22">2&gt;文明 </text:span><text:span text:style-name="T20">使用 </text:span><text:span text:style-name="T22">本能、天賦、後天學習，發展 文明。</text:span></text:p>
                                </text:list-item>
                                <text:list-item>
                                  <text:p text:style-name="P55"><text:span text:style-name="T20">明顯例子，該&lt;?2&gt;個體、&lt;?</text:span><text:span text:style-name="T22">2&gt;文明 </text:span><text:span text:style-name="T20">使用 </text:span><text:span text:style-name="T22">傳承、考古、交互作用，發展 文明。</text:span></text:p>
                                </text:list-item>
                                <text:list-item>
                                  <text:p text:style-name="P56"><text:span text:style-name="T20">明顯例子，該&lt;?2&gt;個體、&lt;?</text:span><text:span text:style-name="T22">2&gt;文明 發展 有益於 </text:span><text:span text:style-name="T20">&lt;_?</text:span><text:span text:style-name="T21">3_&gt;個體 的 一切</text:span><text:span text:style-name="T22">。</text:span></text:p>
                                  <text:list>
                                    <text:list-item>
                                      <text:p text:style-name="P57"><text:span text:style-name="T22">發展 有益於 </text:span><text:span text:style-name="T20">&lt;_?</text:span><text:span text:style-name="T21">3_&gt;、</text:span><text:span text:style-name="T22">&lt;?</text:span><text:span text:style-name="T24">2&gt;文明</text:span>、<text:span text:style-name="T22">其</text:span><text:span text:style-name="T20">他&lt;?2&gt;</text:span><text:span text:style-name="T22">、</text:span><text:span text:style-name="T20">該&lt;?2&gt; 個體 </text:span><text:span text:style-name="T21">的 一切</text:span><text:span text:style-name="T23">。</text:span></text:p>
                                    </text:list-item>
                                    <text:list-item>
                                      <text:p text:style-name="P58"><text:span text:style-name="T23">該發展 越有益、越優良</text:span><text:span text:style-name="T88">、越通用</text:span><text:span text:style-name="T23">型、越特化型、越影響深遠，德 越高。</text:span></text:p>
                                    </text:list-item>
                                    <text:list-item>
                                      <text:p text:style-name="P59"><text:span text:style-name="T20">明顯例子，道、德、個體</text:span><text:span text:style-name="T90">。</text:span></text:p>
                                    </text:list-item>
                                    <text:list-item>
                                      <text:p text:style-name="P60"><text:span text:style-name="T20">明顯例子，肉質層、意識層</text:span><text:span text:style-name="T90">。</text:span></text:p>
                                    </text:list-item>
                                    <text:list-item>
                                      <text:p text:style-name="P156">明顯例子，物質文明、精神文明。</text:p>
                                    </text:list-item>
                                    <text:list-item>
                                      <text:p text:style-name="P61"><text:span text:style-name="T20">明顯例子，</text:span><text:span text:style-name="T90">神學、哲學、數學、物理學、化學、生物學、考古學、歷史學。</text:span></text:p>
                                    </text:list-item>
                                    <text:list-item>
                                      <text:p text:style-name="P157">明顯例子，第零層級法則、第一層級法則、第二層級法則、第三層級法則。</text:p>
                                    </text:list-item>
                                    <text:list-item>
                                      <text:p text:style-name="P62"><text:span text:style-name="T20">明顯例子，</text:span><text:span text:style-name="T25">超能力、氣功、魔法、煉金術、神祕學、星船、易經、占星術。</text:span></text:p>
                                    </text:list-item>
                                    <text:list-item>
                                      <text:p text:style-name="P158">明顯例子，科學、科學應用、科技、新知生活化、交互作用、本能、傳承。</text:p>
                                    </text:list-item>
                                    <text:list-item>
                                      <text:p text:style-name="P81">明顯例子，信念、中心思想、思想、概念、邏輯、宗教、信仰。</text:p>
                                    </text:list-item>
                                    <text:list-item>
                                      <text:p text:style-name="P77"><text:span text:style-name="T88">明顯例子，醫</text:span><text:span text:style-name="T5">學、營養學、&lt;?</text:span><text:span text:style-name="T30">a&gt;</text:span><text:span text:style-name="T88">流學、音樂、繪畫、藝術、舞蹈、娛樂。</text:span></text:p>
                                    </text:list-item>
                                    <text:list-item>
                                      <text:p text:style-name="P78"><text:span text:style-name="T88">明顯例子，呼吸、</text:span><text:span text:style-name="T95">冥想、心靈平靜、心流、無我、虛無、自然、反孕育。</text:span></text:p>
                                    </text:list-item>
                                    <text:list-item>
                                      <text:p text:style-name="P79"><text:span text:style-name="T88">明顯例子，設計、製造、優化 日常用品、修煉用品、專業用品</text:span>。</text:p>
                                    </text:list-item>
                                    <text:list-item>
                                      <text:p text:style-name="P63"><text:span text:style-name="T20">明顯例子，發展 自然能源。</text:span><text:span text:style-name="T82">（明顯例子，特斯拉、大氣共振能量傳輸）</text:span></text:p>
                                      <text:list>
                                        <text:list-item>
                                          <text:p text:style-name="P64"><text:span text:style-name="T20">自然能源 是 &lt;_?</text:span><text:span text:style-name="T21">3_&gt;個體的 自然輸出</text:span><text:span text:style-name="T20">。</text:span></text:p>
                                        </text:list-item>
                                        <text:list-item>
                                          <text:p text:style-name="P159">自然能源 是 自然而然、理所當然 的 輸出、自然現象。</text:p>
                                          <text:list>
                                            <text:list-item>
                                              <text:p text:style-name="P65"><text:span text:style-name="T20">該&lt;?</text:span><text:span text:style-name="T26">2&gt;個體、&lt;?2&gt;文明 不用 做任何事，</text:span><text:span text:style-name="T20">&lt;_?</text:span><text:span text:style-name="T21">3_&gt;個體 </text:span><text:span text:style-name="T26">就會 </text:span><text:span text:style-name="T21">輸出</text:span><text:span text:style-name="T20">。</text:span></text:p>
                                            </text:list-item>
                                            <text:list-item>
                                              <text:p text:style-name="P66"><text:span text:style-name="T20">明顯例子，地球公轉、</text:span><text:span text:style-name="T91">太陽風、地球地磁、大氣離子層、重力波</text:span><text:span text:style-name="T20">。</text:span></text:p>
                                            </text:list-item>
                                            <text:list-item>
                                              <text:p text:style-name="P67"><text:span text:style-name="T20">地球公轉 是 公轉 產生 萬有引力、（位能</text:span><text:span text:style-name="T133">↔</text:span><text:span text:style-name="T27">動能）</text:span><text:span text:style-name="T20">變化 輸出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3"><text:span text:style-name="T20">自然能源 是（對於 該&lt;?</text:span><text:span text:style-name="T26">2&gt;個體、&lt;?2&gt;文明 來說 的）</text:span><text:span text:style-name="T20">無限能源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8"><text:span text:style-name="T20">明顯例子，該&lt;?</text:span><text:span text:style-name="T26">2&gt;個體、&lt;?2&gt;文明 發展出 某一特定 發展。</text:span></text:p>
                                      <text:list>
                                        <text:list-item>
                                          <text:p text:style-name="P69"><text:span text:style-name="T26">該發展 有益於 </text:span><text:span text:style-name="T20">該&lt;?</text:span><text:span text:style-name="T26">2&gt;個體、</text:span><text:span text:style-name="T20">其他個體</text:span><text:span text:style-name="T26">、</text:span><text:span text:style-name="T20">&lt;?</text:span><text:span text:style-name="T26">2&gt;文明 越深遠，德 越高。</text:span></text:p>
                                        </text:list-item>
                                        <text:list-item>
                                          <text:p text:style-name="P160">該發展 有益於 其他文明、所有文明、一切 越深遠，德 越高。</text:p>
                                          <text:list>
                                            <text:list-item>
                                              <text:p text:style-name="P69"><text:span text:style-name="T26">明顯例子，</text:span><text:span text:style-name="T28">100000000年 更深遠於 10000年。</text:span></text:p>
                                            </text:list-item>
                                            <text:list-item>
                                              <text:p text:style-name="P70"><text:span text:style-name="T26">明顯例子，</text:span><text:span text:style-name="T28">100000000公里 更深遠於 10000公里。</text:span></text:p>
                                            </text:list-item>
                                            <text:list-item>
                                              <text:p text:style-name="P70"><text:span text:style-name="T26">明顯例子，</text:span><text:span text:style-name="T28">100000000個文明 更深遠於 10000個文明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8"><text:span text:style-name="T26">該發展 有益於 </text:span><text:span text:style-name="T20">&lt;_?</text:span><text:span text:style-name="T21">3_&gt;個體，持續</text:span><text:span text:style-name="T26">10000</text:span><text:span text:style-name="T29">000000000000</text:span><text:span text:style-name="T26">年（以上）。</text:span></text:p>
                                          <text:list>
                                            <text:list-item>
                                              <text:p text:style-name="P68"><text:span text:style-name="T20">該&lt;?</text:span><text:span text:style-name="T26">2&gt;個體的 德 有機率 大幅、極端、達標、超標 提升、昇華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1"><text:span text:style-name="T20">明顯例子，該&lt;?2&gt;個體、&lt;?</text:span><text:span text:style-name="T22">2&gt;文明 </text:span><text:span text:style-name="T23">心靈平靜、互助、和諧 其他 文明、生命。</text:span></text:p>
                                  <text:list>
                                    <text:list-item>
                                      <text:p text:style-name="P72"><text:span text:style-name="T20">該&lt;?2&gt;個體、&lt;?</text:span><text:span text:style-name="T22">2&gt;文明 越有益於 </text:span><text:span text:style-name="T23">其他 文明、生命、個體，德 越高。</text:span></text:p>
                                      <text:list>
                                        <text:list-item>
                                          <text:p text:style-name="P72"><text:span text:style-name="T23">該其他文明 是 </text:span><text:span text:style-name="T15">&lt;_?3_&gt;個體 認定的 正常個體、無害個體、有益個體。</text:span></text:p>
                                        </text:list-item>
                                        <text:list-item>
                                          <text:p text:style-name="P72"><text:span text:style-name="T23">該其他生命 是 </text:span><text:span text:style-name="T15">&lt;_?3_&gt;個體 認定的 正常個體、無害個體、有益個體。</text:span></text:p>
                                        </text:list-item>
                                        <text:list-item>
                                          <text:p text:style-name="P72"><text:span text:style-name="T23">該其他個體 是 </text:span><text:span text:style-name="T15">&lt;_?3_&gt;個體 認定的 正常個體、無害個體、有益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<text:span text:style-name="T18">無害 的 明顯例子，正常</text:span><text:span text:style-name="T15">細胞個體 不會 做出，傷害 其他正常細胞個體的 行為。</text:span></text:p>
                    </text:list-item>
                    <text:list-item>
                      <text:p text:style-name="P74"><text:span text:style-name="T18">有益 的 明顯例子，正常紅血球</text:span><text:span text:style-name="T15">個體 做出 搬運氧氣 行為，有益於 其他正常細胞個體。</text:span></text:p>
                    </text:list-item>
                    <text:list-item>
                      <text:p text:style-name="P175"/>
                    </text:list-item>
                  </text:list>
                </text:list-item>
              </text:list>
            </text:list-item>
          </text:list>
        </text:list-item>
        <text:list-item>
          <text:p text:style-name="P176"><text:bookmark-start text:name="信使（畫）"/>信使（畫）<text:bookmark-end text:name="信使（畫）"/></text:p>
          <text:list>
            <text:list-item>
              <text:p text:style-name="P164">雪鴞（貓頭鷹）。</text:p>
              <text:list>
                <text:list-item>
                  <text:p text:style-name="P164">動物。</text:p>
                </text:list-item>
                <text:list-item>
                  <text:p text:style-name="P164">以 動物 為 神靈。</text:p>
                </text:list-item>
                <text:list-item>
                  <text:p text:style-name="P164">明顯例子，龍（中國）、貓頭鷹（蘇美爾文明）。</text:p>
                </text:list-item>
              </text:list>
            </text:list-item>
            <text:list-item>
              <text:p text:style-name="P164">蛋。</text:p>
              <text:list>
                <text:list-item>
                  <text:p text:style-name="P164">鷹的 蛋。</text:p>
                </text:list-item>
                <text:list-item>
                  <text:p text:style-name="P164">伏筆。</text:p>
                </text:list-item>
                <text:list-item>
                  <text:p text:style-name="P164">萌生 後續的 信仰、信念、中心思想。</text:p>
                </text:list-item>
              </text:list>
            </text:list-item>
            <text:list-item>
              <text:p text:style-name="P164">駝鹿。</text:p>
              <text:list>
                <text:list-item>
                  <text:p text:style-name="P165">神獸。</text:p>
                </text:list-item>
                <text:list-item>
                  <text:p text:style-name="P177"><text:span text:style-name="T53">以 萬物 為 </text:span><text:span text:style-name="T54">神靈</text:span><text:span text:style-name="T53">。</text:span></text:p>
                  <text:list>
                    <text:list-item>
                      <text:p text:style-name="P165">明顯例子，萬物皆有靈。</text:p>
                      <text:list>
                        <text:list-item>
                          <text:p text:style-name="P165">靈 是 神靈、神明。<text:span text:style-name="T79">（意識層個體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77"><text:span text:style-name="T53">明顯例子，雷神</text:span><text:span text:style-name="T54">（中國）</text:span><text:span text:style-name="T53">、八百萬神明（日本）</text:span><text:span text:style-name="T54">、</text:span><text:span text:style-name="T53">拜火教。</text:span></text:p>
                </text:list-item>
              </text:list>
            </text:list-item>
            <text:list-item>
              <text:p text:style-name="P165">第一隻鷹。</text:p>
              <text:list>
                <text:list-item>
                  <text:p text:style-name="P165">順應自然。</text:p>
                  <text:list>
                    <text:list-item>
                      <text:p text:style-name="P166"><text:span text:style-name="T123">道家、</text:span><text:span text:style-name="T124">老子、莊子。</text:span></text:p>
                    </text:list-item>
                  </text:list>
                </text:list-item>
                <text:list-item>
                  <text:p text:style-name="P165">沒有 神靈。</text:p>
                </text:list-item>
                <text:list-item>
                  <text:p text:style-name="P177"><text:span text:style-name="T53">以 地球個體、&lt;_?</text:span><text:span text:style-name="T67">3_&gt;個體</text:span><text:span text:style-name="T53"> 為中心思想。</text:span></text:p>
                </text:list-item>
              </text:list>
            </text:list-item>
            <text:list-item>
              <text:p text:style-name="P165">第二隻鷹。</text:p>
              <text:list>
                <text:list-item>
                  <text:p text:style-name="P165">上帝、神明、神靈。</text:p>
                  <text:list>
                    <text:list-item>
                      <text:p text:style-name="P177"><text:span text:style-name="T53">上帝、神明、神靈 </text:span><text:span text:style-name="T134">↔</text:span><text:span text:style-name="T55"> 某一特定信仰個體的 假想體。</text:span></text:p>
                    </text:list-item>
                  </text:list>
                </text:list-item>
                <text:list-item>
                  <text:p text:style-name="P177"><text:span text:style-name="T53">以 偶像 為 </text:span><text:span text:style-name="T54">神靈</text:span><text:span text:style-name="T53">。</text:span></text:p>
                  <text:list>
                    <text:list-item>
                      <text:p text:style-name="P170">偶像 <text:span text:style-name="T127">↔</text:span> 某一特定信仰個體 實體化（該信仰個體 認定的）上帝、神明、神靈。</text:p>
                    </text:list-item>
                    <text:list-item>
                      <text:p text:style-name="P170">實體化 是 形象化、象徵化、有形化、邊界化、神格化。<text:span text:style-name="T79">（、君權神授、神權國家）</text:span></text:p>
                    </text:list-item>
                  </text:list>
                </text:list-item>
                <text:list-item>
                  <text:p text:style-name="P165">明顯例子，佛像（中國）、媽祖、玉皇大帝、耶穌、瑪麗亞、耶和華。</text:p>
                  <text:list>
                    <text:list-item>
                      <text:p text:style-name="P165">&lt;?<text:span text:style-name="T117">2&gt;神 有機率保護 &lt;?2&gt;個體。</text:span></text:p>
                      <text:list>
                        <text:list-item>
                          <text:p text:style-name="P165">明顯例子，&lt;?<text:span text:style-name="T117">2&gt;守護神、（人類認定的）神靈、（人類認定的）上帝。</text:span></text:p>
                        </text:list-item>
                      </text:list>
                    </text:list-item>
                    <text:list-item>
                      <text:p text:style-name="P165">&lt;?<text:span text:style-name="T117">2&gt;神 有機率傷害 &lt;?2&gt;個體。</text:span></text:p>
                      <text:list>
                        <text:list-item>
                          <text:p text:style-name="P165">明顯例子，&lt;?<text:span text:style-name="T117">2&gt;破壞神、（人類認定的）邪靈、（人類認定的）惡魔。</text:span></text:p>
                        </text:list-item>
                      </text:list>
                    </text:list-item>
                    <text:list-item>
                      <text:p text:style-name="P165">&lt;?<text:span text:style-name="T117">2&gt;神 是 &lt;?2&gt;個體。</text:span></text:p>
                      <text:list>
                        <text:list-item>
                          <text:p text:style-name="P165">明顯例子，&lt;?<text:span text:style-name="T118">2&gt;守護神、（人類認定的）神靈、（人類認定的）上帝、&lt;?2&gt;破壞神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5">傳承 拜火教的 宗教。</text:p>
                  <text:list>
                    <text:list-item>
                      <text:p text:style-name="P165">拜火教的 神靈 偏向 無形、能量、神性。</text:p>
                    </text:list-item>
                    <text:list-item>
                      <text:p text:style-name="P165">該宗教的 神靈 偏向 有形、偶像、人性。</text:p>
                    </text:list-item>
                    <text:list-item>
                      <text:p text:style-name="P165">該宗教 是 傳承、融合、衍生 拜火教的 宗教。</text:p>
                    </text:list-item>
                  </text:list>
                </text:list-item>
                <text:list-item>
                  <text:p text:style-name="P165">當下的 宗教。</text:p>
                  <text:list>
                    <text:list-item>
                      <text:p text:style-name="P165">明顯例子，佛教、基督教、猶太教。</text:p>
                    </text:list-item>
                  </text:list>
                </text:list-item>
              </text:list>
            </text:list-item>
            <text:list-item>
              <text:p text:style-name="P165">結冰。</text:p>
              <text:list>
                <text:list-item>
                  <text:p text:style-name="P165">產生道路。</text:p>
                  <text:list>
                    <text:list-item>
                      <text:p text:style-name="P167"><text:span text:style-name="T124">道路 是 </text:span><text:span text:style-name="T123">結冰的道路、能夠通過的道路、</text:span><text:span text:style-name="T126">進入全新環境的道路</text:span><text:span text:style-name="T123">。</text:span></text:p>
                    </text:list-item>
                    <text:list-item>
                      <text:p text:style-name="P180">（基督教 認定的）道路。</text:p>
                    </text:list-item>
                    <text:list-item>
                      <text:p text:style-name="P168"><text:span text:style-name="T125">假定，</text:span><text:span text:style-name="T123">信使（畫）認定的 道路 是 本書。</text:span></text:p>
                      <text:list>
                        <text:list-item>
                          <text:p text:style-name="P182">本書 是 道路。</text:p>
                        </text:list-item>
                        <text:list-item>
                          <text:p text:style-name="P181">第一隻鷹 是 信使。</text:p>
                        </text:list-item>
                      </text:list>
                    </text:list-item>
                  </text:list>
                </text:list-item>
                <text:list-item>
                  <text:p text:style-name="P165">騎馬的人 走在上面，才有機率 離開洞穴。</text:p>
                </text:list-item>
                <text:list-item>
                  <text:p text:style-name="P165">假定，水 沒有 結冰。</text:p>
                  <text:list>
                    <text:list-item>
                      <text:p text:style-name="P165">騎馬的人 就算知道 道路、方向，也無法 離開洞穴。</text:p>
                    </text:list-item>
                    <text:list-item>
                      <text:p text:style-name="P165">假定，騎馬的人 強行 離開洞穴。</text:p>
                      <text:list>
                        <text:list-item>
                          <text:p text:style-name="P165">騎馬的人 只會 崩塌、自滅。</text:p>
                        </text:list-item>
                      </text:list>
                    </text:list-item>
                    <text:list-item>
                      <text:p text:style-name="P165">假定，信使（畫）認定的 信使 是 本書。</text:p>
                      <text:list>
                        <text:list-item>
                          <text:p text:style-name="P177"><text:span text:style-name="T53">結冰 </text:span><text:span text:style-name="T135">↔</text:span><text:span text:style-name="T56">（人類文明以外的 某一特定）其他文明、地球個體 鋪路、協助、德。</text:span></text:p>
                          <text:list>
                            <text:list-item>
                              <text:p text:style-name="P171">冰 越厚，通過的機率 越高。</text:p>
                            </text:list-item>
                            <text:list-item>
                              <text:p text:style-name="P171">冰 越厚，所需的時間 越久。</text:p>
                            </text:list-item>
                            <text:list-item>
                              <text:p text:style-name="P171">假定，騎馬的人 破壞 周遭 資源、環境、一切。</text:p>
                              <text:list>
                                <text:list-item>
                                  <text:p text:style-name="P171">破壞 是 有意識、潛意識、無意識、有意、無意、被唆使 傷害、揮霍、浪費。</text:p>
                                  <text:list>
                                    <text:list-item>
                                      <text:p text:style-name="P171">被唆使 的 明顯例子，被 船外敵文明 唆使、誘導、假裝被滲透。</text:p>
                                    </text:list-item>
                                    <text:list-item>
                                      <text:p text:style-name="P171">被唆使 的 明顯例子，亞當、夏娃 吃 智慧樹的果實。</text:p>
                                      <text:list>
                                        <text:list-item>
                                          <text:p text:style-name="P171">吃 智慧樹的果實 是 提升、昇華 道。</text:p>
                                        </text:list-item>
                                        <text:list-item>
                                          <text:p text:style-name="P171">道越高、德越低，騎馬的人 降低、退化、崩塌、自滅 機率 越高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7"><text:span text:style-name="T56">蛇 </text:span><text:span text:style-name="T136">↔</text:span><text:span text:style-name="T57"> 船外敵文明。</text:span></text:p>
                                      <text:list>
                                        <text:list-item>
                                          <text:p text:style-name="P172">亞當、夏娃 <text:span text:style-name="T127">↔</text:span> 人類文明。</text:p>
                                        </text:list-item>
                                        <text:list-item>
                                          <text:p text:style-name="P172">智慧樹的 果實 <text:span text:style-name="T127">↔</text:span> 道。</text:p>
                                        </text:list-item>
                                        <text:list-item>
                                          <text:p text:style-name="P177"><text:span text:style-name="T57">蛇 唆使吃 果實 </text:span><text:span text:style-name="T137">↔</text:span><text:span text:style-name="T58"> </text:span><text:span text:style-name="T57">核子武器、基因工程、誘導人類文明崩塌的科技。</text:span></text:p>
                                          <text:list>
                                            <text:list-item>
                                              <text:p text:style-name="P172">亞當、夏娃 吃下 越多 果實。</text:p>
                                            </text:list-item>
                                            <text:list-item>
                                              <text:p text:style-name="P172">蛇 越容易、越輕易 開始、繼續 利用、遙控 亞當、夏娃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1">騎馬的人 有機率等不到 結冰。</text:p>
                                </text:list-item>
                                <text:list-item>
                                  <text:p text:style-name="P171">結冰 完成 之前，騎馬的人 有機率 崩塌、自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7"><text:span text:style-name="T53">騎馬的人 </text:span><text:span text:style-name="T138">↔</text:span><text:span text:style-name="T59"> 人類文明。</text:span></text:p>
                        </text:list-item>
                        <text:list-item>
                          <text:p text:style-name="P173">離開洞穴 <text:span text:style-name="T127">↔</text:span> 第零層級文明 到 第一層級文明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5">狼。</text:p>
              <text:list>
                <text:list-item>
                  <text:p text:style-name="P169">科學信念、工業革命。<text:span text:style-name="T79">（對（人類 認定的）魔法、玄學、神祕學 發動 獵巫、信念戰爭）</text:span></text:p>
                </text:list-item>
                <text:list-item>
                  <text:p text:style-name="P169">科學、科技、物質文明。<text:span text:style-name="T79">（輕視、攻擊 精神文明、維持和提升和昇華精神文明的個體）</text:span></text:p>
                </text:list-item>
                <text:list-item>
                  <text:p text:style-name="P165">進化論、物競天擇、弱肉強食。<text:span text:style-name="T79">（（人類 認定的）魔法 是 第一層級法則（以上）的學門）</text:span></text:p>
                </text:list-item>
                <text:list-item>
                  <text:p text:style-name="P165">人類文明、萬物之靈、唯我獨尊。<text:span text:style-name="T86">（、君權人授、人權國家、遙控其他個體、傷害地球）</text:span></text:p>
                </text:list-item>
              </text:list>
            </text:list-item>
            <text:list-item>
              <text:p text:style-name="P165">（指引方向，帶領 騎馬的人 離開洞穴的）（第一隻）鷹。</text:p>
              <text:list>
                <text:list-item>
                  <text:p text:style-name="P165">某一特定信使 帶來的 某一特定（全新的）信仰。</text:p>
                </text:list-item>
                <text:list-item>
                  <text:p text:style-name="P177"><text:span text:style-name="T53">離開洞穴 </text:span><text:span text:style-name="T139">↔</text:span><text:span text:style-name="T60"> 進入 全新的、嶄新的、開闊的 時代、文明、環境。</text:span><text:span text:style-name="T71">（日光之下，沒有新事）</text:span></text:p>
                  <text:list>
                    <text:list-item>
                      <text:p text:style-name="P178">第一隻鷹 從未 離開過、消失過。</text:p>
                    </text:list-item>
                    <text:list-item>
                      <text:p text:style-name="P178">第一隻鷹 持續 存在、指引方向。</text:p>
                    </text:list-item>
                    <text:list-item>
                      <text:p text:style-name="P178">第一隻鷹 一直等待著 騎馬的人。</text:p>
                    </text:list-item>
                  </text:list>
                </text:list-item>
                <text:list-item>
                  <text:p text:style-name="P178">假定，<text:span text:style-name="T53">信使（畫）認定的 信使 是 本書。</text:span></text:p>
                  <text:list>
                    <text:list-item>
                      <text:p text:style-name="P178"><text:span text:style-name="T53">該（全新的）信仰 是 &lt;_?</text:span><text:span text:style-name="T61">3_&gt;個體。</text:span></text:p>
                      <text:list>
                        <text:list-item>
                          <text:p text:style-name="P178"><text:span text:style-name="T53">以 &lt;_?</text:span><text:span text:style-name="T61">3_&gt;個體 為中心思想。</text:span></text:p>
                        </text:list-item>
                        <text:list-item>
                          <text:p text:style-name="P178"><text:span text:style-name="T53">&lt;_?</text:span><text:span text:style-name="T61">3_&gt;個體 蘊含 宇宙胞、動能型宇宙、銀河系、太陽系、地球、人類文明、人類。</text:span></text:p>
                        </text:list-item>
                        <text:list-item>
                          <text:p text:style-name="P178"><text:span text:style-name="T53">&lt;_?</text:span><text:span text:style-name="T61">3_&gt;個體 孕育 宇宙胞、動能型宇宙、銀河系、太陽系、地球、人類文明、人類。</text:span></text:p>
                          <text:list>
                            <text:list-item>
                              <text:p text:style-name="P174">明顯例子，假定，某一特定人類個體 蘊含、孕育 某一特定細胞個體。</text:p>
                              <text:list>
                                <text:list-item>
                                  <text:p text:style-name="P174">該細胞個體 以 該人類個體 為中心思想。</text:p>
                                  <text:list>
                                    <text:list-item>
                                      <text:p text:style-name="P174">該細胞個體 離開洞穴。</text:p>
                                    </text:list-item>
                                    <text:list-item>
                                      <text:p text:style-name="P178"><text:span text:style-name="T61">該細胞個體 </text:span><text:span text:style-name="T4">進入 全新的、嶄新的、開闊的 時代、文明、環境。</text:span></text:p>
                                    </text:list-item>
                                    <text:list-item>
                                      <text:p text:style-name="P174">該細胞個體的 思想、決策、行動 越優良，該人類個體 越身強體壯。</text:p>
                                    </text:list-item>
                                    <text:list-item>
                                      <text:p text:style-name="P178"><text:span text:style-name="T61">該人類個體 </text:span><text:span text:style-name="T62">越身強體壯，外在環境 越優良。</text:span></text:p>
                                    </text:list-item>
                                    <text:list-item>
                                      <text:p text:style-name="P178"><text:span text:style-name="T62">外在環境 越優良，</text:span><text:span text:style-name="T61">該細胞個體、其他細胞個體 生存、生活 越優良。</text:span></text:p>
                                    </text:list-item>
                                    <text:list-item>
                                      <text:p text:style-name="P174">該細胞個體、其他細胞個體、該人類個體 不是 弱肉強食、閉門造車。</text:p>
                                    </text:list-item>
                                    <text:list-item>
                                      <text:p text:style-name="P174">該細胞個體、其他細胞個體、該人類個體 是 共生、互助（雙工）、德。</text:p>
                                    </text:list-item>
                                  </text:list>
                                </text:list-item>
                                <text:list-item>
                                  <text:p text:style-name="P174">假定，該細胞個體 以 自己、自己的群體、自己的文明 為中心思想。</text:p>
                                  <text:list>
                                    <text:list-item>
                                      <text:p text:style-name="P174">該細胞個體 有機率攻擊 其他細胞個體。</text:p>
                                    </text:list-item>
                                    <text:list-item>
                                      <text:p text:style-name="P174">該細胞個體 有機率 大量、無節制、無限制 繁衍、繁殖、擴散、永生。</text:p>
                                      <text:list>
                                        <text:list-item>
                                          <text:p text:style-name="P174">明顯例子，假定，該細胞個體 存在、生存、生活 區域，資源 不夠。</text:p>
                                          <text:list>
                                            <text:list-item>
                                              <text:p text:style-name="P174">正常細胞個體 降低 繁衍、繁殖 速率。</text:p>
                                            </text:list-item>
                                            <text:list-item>
                                              <text:p text:style-name="P174">正常細胞個體、其他正常細胞個體 共生。</text:p>
                                            </text:list-item>
                                            <text:list-item>
                                              <text:p text:style-name="P174">正常細胞個體 成長、成熟、衰亡。</text:p>
                                            </text:list-item>
                                            <text:list-item>
                                              <text:p text:style-name="P174">異常細胞個體 不降低 繁衍、繁殖 速率。</text:p>
                                            </text:list-item>
                                            <text:list-item>
                                              <text:p text:style-name="P174">異常細胞個體 弱肉強食、掠奪資源、摧殘該人類個體。</text:p>
                                            </text:list-item>
                                            <text:list-item>
                                              <text:p text:style-name="P178"><text:span text:style-name="T61">異常細胞個體 擴散出去</text:span>、發動信念戰<text:span text:style-name="T61">爭攻擊其他個體、永生不死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4">該細胞個體 有機率是 癌細胞個體。</text:p>
                                      <text:list>
                                        <text:list-item>
                                          <text:p text:style-name="P179"><text:span text:style-name="T61">明顯例子，無節制繁殖、弱肉強食、擴散出去、</text:span><text:span text:style-name="T119">信念戰</text:span><text:span text:style-name="T61">爭、永生不死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4">不用、不要、不需要 拜偶像、有形化、形象化、投影化、意義化。</text:p>
                          <text:list>
                            <text:list-item>
                              <text:p text:style-name="P179"><text:span text:style-name="T61">意義化 是 </text:span><text:span text:style-name="T52">對</text:span><text:span text:style-name="T61"> 信仰 產生、誕生、塑造 某一特定意義。</text:span></text:p>
                              <text:list>
                                <text:list-item>
                                  <text:p text:style-name="P189"><text:span text:style-name="T61">（意義 的 內容在 </text:span><text:span text:style-name="T48">_ (第4本)</text:span><text:span text:style-name="T61"> 文件的 意義）</text:span></text:p>
                                </text:list-item>
                              </text:list>
                            </text:list-item>
                            <text:list-item>
                              <text:p text:style-name="P179"><text:span text:style-name="T61">明顯例子，不需要 建造、跪拜 地球、太陽系、&lt;_?</text:span><text:span text:style-name="T52">3_&gt;個體 的 神像、形象。</text:span></text:p>
                              <text:list>
                                <text:list-item>
                                  <text:p text:style-name="P189"><text:span text:style-name="T52">（明顯例子，</text:span><text:span text:style-name="T46">神、預言 (第2本) </text:span><text:span text:style-name="T52">文件的 </text:span><text:span text:style-name="T46">日月神示</text:span><text:span text:style-name="T52"> 的 </text:span><text:span text:style-name="T46">下之卷，第</text:span><text:span text:style-name="T47">4</text:span><text:span text:style-name="T46">卷</text:span><text:span text:style-name="T52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8">不用、不要、不需要 神化、神格化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8"><text:bookmark-start text:name="末日審判"/>末日審判<text:bookmark-end text:name="末日審判"/></text:p>
          <text:list>
            <text:list-item>
              <text:p text:style-name="P130"><text:span text:style-name="T120">（同步、對齊、校正、定位、參考坐標系）</text:span>。</text:p>
              <text:list>
                <text:list-item>
                  <text:p text:style-name="P35">以西結書，第<text:span text:style-name="T4">3章，第16節~第27節</text:span>。</text:p>
                </text:list-item>
                <text:list-item>
                  <text:p text:style-name="P35">詩篇，第<text:span text:style-name="T63">2</text:span><text:span text:style-name="T4">章，第1節~第12</text:span>節。</text:p>
                </text:list-item>
                <text:list-item>
                  <text:p text:style-name="P35">箴言，第<text:span text:style-name="T4">10章，第17節~第32節</text:span>。</text:p>
                </text:list-item>
                <text:list-item>
                  <text:p text:style-name="P35">日月神示，下之卷，第<text:span text:style-name="T5">10帖</text:span>。</text:p>
                </text:list-item>
                <text:list-item>
                  <text:p text:style-name="P35">阿米，宇宙之心，第<text:span text:style-name="T66">6</text:span>章，神聖任務。</text:p>
                  <text:list>
                    <text:list-item>
                      <text:p text:style-name="P187">（相關內容 在 <text:span text:style-name="T100">哲學</text:span> 文件群的 <text:span text:style-name="T100">恩里克巴里奧斯</text:span>）</text:p>
                    </text:list-item>
                  </text:list>
                </text:list-item>
                <text:list-item>
                  <text:p text:style-name="P35">創世紀，第<text:span text:style-name="T4">27章，第18節~第46節</text:span>。</text:p>
                </text:list-item>
              </text:list>
            </text:list-item>
            <text:list-item>
              <text:p text:style-name="P131"><text:span text:style-name="T120">（同步、對齊、校正、定位、參考坐標系）</text:span>。</text:p>
              <text:list>
                <text:list-item>
                  <text:p text:style-name="P36">日月神示，下之卷，第<text:span text:style-name="T4">1</text:span><text:span text:style-name="T64">1</text:span><text:span text:style-name="T4">帖</text:span>。</text:p>
                </text:list-item>
                <text:list-item>
                  <text:p text:style-name="P35">以諾書，<text:span text:style-name="T4">第1章</text:span>。</text:p>
                </text:list-item>
                <text:list-item>
                  <text:p text:style-name="P35">詩<text:span text:style-name="T4">篇，第3章，第</text:span><text:span text:style-name="T65">1節~第8節</text:span><text:span text:style-name="T121">。</text:span></text:p>
                </text:list-item>
                <text:list-item>
                  <text:p text:style-name="P35">阿米，宇宙之心，第<text:span text:style-name="T66">7</text:span>章，上校。</text:p>
                </text:list-item>
                <text:list-item>
                  <text:p text:style-name="P35">工作細胞<text:span text:style-name="T5">B</text:span><text:span text:style-name="T40">lack</text:span><text:span text:style-name="T122">，從 </text:span><text:span text:style-name="T40">第10集 開始</text:span><text:span text:style-name="T122">。</text:span></text:p>
                  <text:list>
                    <text:list-item>
                      <text:p text:style-name="P35">從 <text:span text:style-name="T5">第10</text:span>集 開始 是 第<text:span text:style-name="T4">10</text:span>集 為 起點。</text:p>
                    </text:list-item>
                    <text:list-item>
                      <text:p text:style-name="P35">從 第<text:span text:style-name="T5">10集</text:span> 開始 是 不包含 <text:span text:style-name="T5">第1集~第</text:span><text:span text:style-name="T40">9</text:span>集。</text:p>
                    </text:list-item>
                  </text:list>
                </text:list-item>
              </text:list>
            </text:list-item>
            <text:list-item>
              <text:p text:style-name="P128">某一特定個體 認定 災難、患難、末日審判，有機率是 另一個個體的 治療、治癒、必要之惡。</text:p>
              <text:list>
                <text:list-item>
                  <text:p text:style-name="P128">明顯例子，細胞個體 認定 災難、患難、末日審判 是 人類個體的 治療、治癒、必要之惡。</text:p>
                </text:list-item>
                <text:list-item>
                  <text:p text:style-name="P132">明顯例子，某一特定人類個體 攝取感冒藥、輸入抗生素、進行化療。</text:p>
                  <text:list>
                    <text:list-item>
                      <text:p text:style-name="P132">對於 人類個體 來說，感冒藥、抗生素、化療 是 治療、治癒、必要之惡。</text:p>
                    </text:list-item>
                    <text:list-item>
                      <text:p text:style-name="P133">對於 細胞個體 來說，感冒藥、抗生素、化療 是 災難、患難、末日審判。</text:p>
                      <text:list>
                        <text:list-item>
                          <text:p text:style-name="P132">細胞個體 是 正常細胞個體、異常細胞個體。</text:p>
                        </text:list-item>
                      </text:list>
                    </text:list-item>
                    <text:list-item>
                      <text:p text:style-name="P132">該人類個體 有機率事先通知 該細胞個體，即將進行 治療。</text:p>
                      <text:list>
                        <text:list-item>
                          <text:p text:style-name="P132">事先 是 開始 治療 之前。</text:p>
                        </text:list-item>
                        <text:list-item>
                          <text:p text:style-name="P134">該細胞個體 有機率不瞭解 什麼是 治療。</text:p>
                          <text:list>
                            <text:list-item>
                              <text:p text:style-name="P132">該細胞個體 知道 即將有 大災難。</text:p>
                              <text:list>
                                <text:list-item>
                                  <text:p text:style-name="P132">即將 不是 該細胞個體 認定的 即將。</text:p>
                                </text:list-item>
                                <text:list-item>
                                  <text:p text:style-name="P132">即將 是 該人類個體 認定的 即將。</text:p>
                                </text:list-item>
                              </text:list>
                            </text:list-item>
                            <text:list-item>
                              <text:p text:style-name="P132">該細胞個體 有機率不知道 該人類個體認定的即將 是 該細胞個體的多久。</text:p>
                              <text:list>
                                <text:list-item>
                                  <text:p text:style-name="P132">該細胞個體 有機率只能 傳承、紀載、紀錄 即將 這個詞。</text:p>
                                </text:list-item>
                              </text:list>
                            </text:list-item>
                            <text:list-item>
                              <text:p text:style-name="P134">該細胞個體 有機率使用 末日審判（這個詞）取代 治療（這個詞）。</text:p>
                              <text:list>
                                <text:list-item>
                                  <text:p text:style-name="P134">原因很明顯，該細胞個體 有機率不瞭解 什麼是 治療。</text:p>
                                  <text:list>
                                    <text:list-item>
                                      <text:p text:style-name="P132">該細胞個體 知道 即將有 大災難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2">細胞個體 有機率認定是 神罰、苦難、人間煉獄。</text:p>
                    </text:list-item>
                    <text:list-item>
                      <text:p text:style-name="P135">該人類個體 通知的原因 很明顯，提醒 該細胞個體 不要被 異常細胞 傳染。</text:p>
                      <text:list>
                        <text:list-item>
                          <text:p text:style-name="P136">該人類個體，盡可能讓 該細胞個體 倖存。</text:p>
                        </text:list-item>
                        <text:list-item>
                          <text:p text:style-name="P137">假定，該細胞個體 被傳染，變成 異常細胞個體。</text:p>
                          <text:list>
                            <text:list-item>
                              <text:p text:style-name="P134">該細胞個體 就會被 該治療 殲滅。</text:p>
                            </text:list-item>
                          </text:list>
                        </text:list-item>
                        <text:list-item>
                          <text:p text:style-name="P135">該人類個體 有機率能夠 分辨 正常細胞個體、異常細胞個體。</text:p>
                          <text:list>
                            <text:list-item>
                              <text:p text:style-name="P135">該人類個體 有機率無法教導 細胞個體，如何 分辨 正常細胞、異常細胞 個體。</text:p>
                              <text:list>
                                <text:list-item>
                                  <text:p text:style-name="P138">原因很明顯，該細胞個體 的 本能、傳承 有機率 不夠高。</text:p>
                                  <text:list>
                                    <text:list-item>
                                      <text:p text:style-name="P135">該細胞個體 有機率無法分辨 正常細胞個體、異常細胞個體。</text:p>
                                    </text:list-item>
                                  </text:list>
                                </text:list-item>
                                <text:list-item>
                                  <text:p text:style-name="P139">原因很明顯，該人類個體 教導 正常細胞個體，分辨 方式、特徵、指標。</text:p>
                                  <text:list>
                                    <text:list-item>
                                      <text:p text:style-name="P135">異常細胞個體 有機率得知 該人類個體的 分辨 方式、特徵、指標。</text:p>
                                    </text:list-item>
                                    <text:list-item>
                                      <text:p text:style-name="P135">異常細胞個體 有機率非監督式學習。</text:p>
                                      <text:list>
                                        <text:list-item>
                                          <text:p text:style-name="P140">正常細胞個體 有機率越來越難以分辨 正常細胞個體、異常細胞個體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5">異常細胞個體 有機率混入 正常細胞個體。</text:p>
                                    </text:list-item>
                                    <text:list-item>
                                      <text:p text:style-name="P135">異常細胞個體 有機率是 正常細胞個體的 親人、摯友、伴侶、真愛。</text:p>
                                      <text:list>
                                        <text:list-item>
                                          <text:p text:style-name="P140">正常細胞個體 有機率 不願意相信事實，質疑 該人類個體的一切。</text:p>
                                        </text:list-item>
                                        <text:list-item>
                                          <text:p text:style-name="P135">正常細胞個體 有機率為了 該異常細胞個體，攻擊 該人類個體。</text:p>
                                        </text:list-item>
                                        <text:list-item>
                                          <text:p text:style-name="P135">正常細胞個體 有機率主動 保護該異常細胞個體、被傳染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5">異常細胞個體 有機率偽裝成 正常細胞個體。</text:p>
                                      <text:list>
                                        <text:list-item>
                                          <text:p text:style-name="P141">該個體 偽裝成 正常細胞個體。</text:p>
                                        </text:list-item>
                                        <text:list-item>
                                          <text:p text:style-name="P135">該個體 做出 異常細胞個體 的 行為。</text:p>
                                        </text:list-item>
                                        <text:list-item>
                                          <text:p text:style-name="P139">該人類個體 有機率難以分辨 該個體、正常細胞個體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5">異常細胞個體 有機率變種成 複合型細胞個體。</text:p>
                                    </text:list-item>
                                  </text:list>
                                </text:list-item>
                                <text:list-item>
                                  <text:p text:style-name="P137">該人類個體 有機率 殲滅所有、換成全新的、留一小部分正常 細胞個體。</text:p>
                                  <text:list>
                                    <text:list-item>
                                      <text:p text:style-name="P137">明顯例子，抽血、換血、諾亞方舟。<text:span text:style-name="T69">（失敗為成功之母）</text:span></text:p>
                                    </text:list-item>
                                    <text:list-item>
                                      <text:p text:style-name="P137">該人類個體 的 本能、傳承 足夠高，就能 做到。<text:span text:style-name="T79">（非監督式學習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2"><text:bookmark-start text:name="法蒂瑪的三個預言"/>法蒂瑪的三個預言<text:bookmark-end text:name="法蒂瑪的三個預言"/></text:p>
          <text:list>
            <text:list-item>
              <text:p text:style-name="P83">第三個預言。</text:p>
              <text:list>
                <text:list-item>
                  <text:p text:style-name="P83">耶列米。</text:p>
                  <text:list>
                    <text:list-item>
                      <text:p text:style-name="P82">以西結書，第四章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19:33.981000000</dc:date>
    <meta:editing-duration>P11DT3H41M49S</meta:editing-duration>
    <meta:editing-cycles>7121</meta:editing-cycles>
    <meta:document-statistic meta:table-count="0" meta:image-count="0" meta:object-count="0" meta:page-count="1" meta:paragraph-count="637" meta:word-count="14264" meta:character-count="17547" meta:non-whitespace-character-count="15643"/>
  </office:meta>
</office:document-meta>
</file>